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/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2" style:family="table-cell" style:parent-style-name="Default"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/>
    <style:style style:name="ce5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>
      <style:table-cell-properties fo:background-color="transparent"/>
      <style:text-properties style:use-window-font-color="true"/>
    </style:style>
    <style:style style:name="ce7" style:family="table-cell" style:parent-style-name="Default"/>
    <style:style style:name="ce8" style:family="table-cell" style:parent-style-name="Default">
      <style:table-cell-properties fo:background-color="transparent"/>
      <style:text-properties style:use-window-font-color="true"/>
    </style:style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>
      <style:table-cell-properties fo:background-color="transparent"/>
      <style:text-properties style:use-window-font-color="true"/>
    </style:style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>
      <style:table-cell-properties fo:background-color="transparent"/>
      <style:text-properties style:use-window-font-color="true"/>
    </style:style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>
      <style:table-cell-properties fo:background-color="transparent"/>
      <style:text-properties style:use-window-font-color="true"/>
    </style:style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8" style:family="table-cell" style:parent-style-name="Default">
      <style:table-cell-properties fo:background-color="transparent"/>
      <style:text-properties style:use-window-font-color="true"/>
    </style:style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>
      <style:table-cell-properties fo:background-color="transparent"/>
      <style:text-properties style:use-window-font-color="true"/>
    </style:style>
    <style:style style:name="ce33" style:family="table-cell" style:parent-style-name="Default"/>
    <style:style style:name="ce34" style:family="table-cell" style:parent-style-name="Default"/>
    <style:style style:name="ce35" style:family="table-cell" style:parent-style-name="Default"/>
    <style:style style:name="ce36" style:family="table-cell" style:parent-style-name="Default">
      <style:table-cell-properties fo:background-color="transparent"/>
      <style:text-properties style:use-window-font-color="true"/>
    </style:style>
    <style:style style:name="ce37" style:family="table-cell" style:parent-style-name="Default"/>
    <style:style style:name="ce38" style:family="table-cell" style:parent-style-name="Default"/>
    <style:style style:name="ce39" style:family="table-cell" style:parent-style-name="Default"/>
    <style:style style:name="ce40" style:family="table-cell" style:parent-style-name="Default">
      <style:table-cell-properties fo:background-color="transparent"/>
      <style:text-properties style:use-window-font-color="true"/>
    </style:style>
    <style:style style:name="ce41" style:family="table-cell" style:parent-style-name="Default"/>
    <style:style style:name="ce42" style:family="table-cell" style:parent-style-name="Default"/>
    <style:style style:name="ce43" style:family="table-cell" style:parent-style-name="Default"/>
    <style:style style:name="ce44" style:family="table-cell" style:parent-style-name="Default">
      <style:table-cell-properties fo:background-color="transparent"/>
      <style:text-properties style:use-window-font-color="true"/>
    </style:style>
    <style:style style:name="ce45" style:family="table-cell" style:parent-style-name="Default"/>
    <style:style style:name="ce46" style:family="table-cell" style:parent-style-name="Default"/>
    <style:style style:name="ce47" style:family="table-cell" style:parent-style-name="Default"/>
    <style:style style:name="ce48" style:family="table-cell" style:parent-style-name="Default">
      <style:table-cell-properties fo:background-color="transparent"/>
      <style:text-properties style:use-window-font-color="true"/>
    </style:style>
    <style:style style:name="ce49" style:family="table-cell" style:parent-style-name="Default"/>
    <style:style style:name="ce50" style:family="table-cell" style:parent-style-name="Default"/>
    <style:style style:name="ce51" style:family="table-cell" style:parent-style-name="Default"/>
    <style:style style:name="ce52" style:family="table-cell" style:parent-style-name="Default">
      <style:table-cell-properties fo:background-color="transparent"/>
      <style:text-properties style:use-window-font-color="true"/>
    </style:style>
    <style:style style:name="ce53" style:family="table-cell" style:parent-style-name="Default"/>
    <style:style style:name="ce54" style:family="table-cell" style:parent-style-name="Default"/>
  </office:automatic-styles>
  <office:body>
    <office:spreadsheet>
      <table:calculation-settings table:automatic-find-labels="false"/>
      <table:table table:name="structure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tructure.A1:structure.B1048576">
            <calcext:condition calcext:apply-style-name="Set3_1" calcext:value="=1" calcext:base-cell-address="structure.A1"/>
            <calcext:condition calcext:apply-style-name="Set3_2" calcext:value="=2" calcext:base-cell-address="structure.A1"/>
            <calcext:condition calcext:apply-style-name="Set3_3" calcext:value="=3" calcext:base-cell-address="structure.A1"/>
            <calcext:condition calcext:apply-style-name="Set3_4" calcext:value="=4" calcext:base-cell-address="structure.A1"/>
            <calcext:condition calcext:apply-style-name="Set3_5" calcext:value="=5" calcext:base-cell-address="structure.A1"/>
            <calcext:condition calcext:apply-style-name="Set3_6" calcext:value="=6" calcext:base-cell-address="structure.A1"/>
            <calcext:condition calcext:apply-style-name="Set3_7" calcext:value="=7" calcext:base-cell-address="structure.A1"/>
            <calcext:condition calcext:apply-style-name="Set3_8" calcext:value="=8" calcext:base-cell-address="structure.A1"/>
            <calcext:condition calcext:apply-style-name="Set3_9" calcext:value="=9" calcext:base-cell-address="structure.A1"/>
            <calcext:condition calcext:apply-style-name="Set3_10" calcext:value="=10" calcext:base-cell-address="structure.A1"/>
            <calcext:condition calcext:apply-style-name="Set3_11" calcext:value="=11" calcext:base-cell-address="structure.A1"/>
            <calcext:condition calcext:apply-style-name="Set3_12" calcext:value="=12" calcext:base-cell-address="structure.A1"/>
          </calcext:conditional-format>
        </calcext:conditional-formats>
      </table:table>
      <table:table table:name="cells" table:style-name="ta1">
        <office:forms form:automatic-focus="false" form:apply-design-mode="false"/>
        <table:table-column table:style-name="co1" table:default-cell-style-name="ce3"/>
        <table:table-column table:style-name="co1" table:default-cell-style-name="ce7"/>
        <table:table-column table:style-name="co1" table:default-cell-style-name="ce12"/>
        <table:table-column table:style-name="co1" table:default-cell-style-name="ce18"/>
        <table:table-column table:style-name="co1" table:default-cell-style-name="ce24"/>
        <table:table-column table:style-name="co1" table:default-cell-style-name="ce27"/>
        <table:table-column table:style-name="co1" table:default-cell-style-name="ce31"/>
        <table:table-column table:style-name="co1" table:default-cell-style-name="ce35"/>
        <table:table-column table:style-name="co1" table:default-cell-style-name="ce39"/>
        <table:table-column table:style-name="co1" table:default-cell-style-name="ce43"/>
        <table:table-column table:style-name="co1" table:default-cell-style-name="ce47"/>
        <table:table-column table:style-name="co1" table:default-cell-style-name="ce5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ilestone_1</text:p>
          </table:table-cell>
          <table:table-cell table:style-name="ce6" office:value-type="string" calcext:value-type="string">
            <text:p>milestone_2</text:p>
          </table:table-cell>
          <table:table-cell table:style-name="ce11" office:value-type="string" calcext:value-type="string">
            <text:p>milestone_3</text:p>
          </table:table-cell>
          <table:table-cell table:style-name="ce17" office:value-type="string" calcext:value-type="string">
            <text:p>milestone_4</text:p>
          </table:table-cell>
          <table:table-cell table:style-name="ce23" office:value-type="string" calcext:value-type="string">
            <text:p>milestone_5</text:p>
          </table:table-cell>
          <table:table-cell table:style-name="ce5" office:value-type="string" calcext:value-type="string">
            <text:p>milestone_6</text:p>
          </table:table-cell>
          <table:table-cell table:style-name="ce5" office:value-type="string" calcext:value-type="string">
            <text:p>milestone_7</text:p>
          </table:table-cell>
          <table:table-cell table:style-name="ce5" office:value-type="string" calcext:value-type="string">
            <text:p>milestone_8</text:p>
          </table:table-cell>
          <table:table-cell table:style-name="ce5" office:value-type="string" calcext:value-type="string">
            <text:p>milestone_9</text:p>
          </table:table-cell>
          <table:table-cell table:style-name="ce5" office:value-type="string" calcext:value-type="string">
            <text:p>milestone_10</text:p>
          </table:table-cell>
          <table:table-cell table:style-name="ce5" office:value-type="string" calcext:value-type="string">
            <text:p>milestone_11</text:p>
          </table:table-cell>
          <table:table-cell table:style-name="ce5" office:value-type="string" calcext:value-type="string">
            <text:p>milestone_12</text:p>
          </table:table-cell>
          <table:table-cell office:value-type="string" calcext:value-type="string">
            <text:p>extra_1</text:p>
          </table:table-cell>
          <table:table-cell office:value-type="string" calcext:value-type="string">
            <text:p>extra_2</text:p>
          </table:table-cell>
          <table:table-cell office:value-type="string" calcext:value-type="string">
            <text:p>extra_3</text:p>
          </table:table-cell>
          <table:table-cell office:value-type="string" calcext:value-type="string">
            <text:p>extra_4</text:p>
          </table:table-cell>
          <table:table-cell office:value-type="string" calcext:value-type="string">
            <text:p>extra_5</text:p>
          </table:table-cell>
          <table:table-cell office:value-type="string" calcext:value-type="string">
            <text:p>extra_6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formula="of:=1-[.A2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formula="of:=1-[.A3]" office:value-type="float" office:value="0.0499999999999999" calcext:value-type="float">
            <text:p>0.05</text:p>
          </table:table-cell>
          <table:table-cell table:style-name="ce11"/>
          <table:table-cell table:style-name="ce17"/>
          <table:table-cell table:style-name="ce23"/>
          <table:table-cell table:style-name="ce28"/>
          <table:table-cell table:style-name="ce32"/>
          <table:table-cell table:style-name="ce36"/>
          <table:table-cell table:style-name="ce40"/>
          <table:table-cell table:style-name="ce44"/>
          <table:table-cell table:style-name="ce48"/>
          <table:table-cell table:style-name="ce52"/>
          <table:table-cell table:number-columns-repeated="6"/>
        </table:table-row>
        <table:table-row table:style-name="ro1">
          <table:table-cell table:style-name="ce4" office:value-type="float" office:value="0.9" calcext:value-type="float">
            <text:p>0.9</text:p>
          </table:table-cell>
          <table:table-cell table:formula="of:=1-[.A4]" office:value-type="float" office:value="0.1" calcext:value-type="float">
            <text:p>0.1</text:p>
          </table:table-cell>
          <table:table-cell table:style-name="ce11"/>
          <table:table-cell table:style-name="ce17"/>
          <table:table-cell table:style-name="ce23"/>
          <table:table-cell table:style-name="ce28"/>
          <table:table-cell table:style-name="ce32"/>
          <table:table-cell table:style-name="ce36"/>
          <table:table-cell table:style-name="ce40"/>
          <table:table-cell table:style-name="ce44"/>
          <table:table-cell table:style-name="ce48"/>
          <table:table-cell table:style-name="ce52"/>
          <table:table-cell table:number-columns-repeated="6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formula="of:=1-[.A5]" office:value-type="float" office:value="0.15" calcext:value-type="float">
            <text:p>0.15</text:p>
          </table:table-cell>
          <table:table-cell table:style-name="ce11"/>
          <table:table-cell table:style-name="ce17"/>
          <table:table-cell table:style-name="ce23"/>
          <table:table-cell table:style-name="ce28"/>
          <table:table-cell table:style-name="ce32"/>
          <table:table-cell table:style-name="ce36"/>
          <table:table-cell table:style-name="ce40"/>
          <table:table-cell table:style-name="ce44"/>
          <table:table-cell table:style-name="ce48"/>
          <table:table-cell table:style-name="ce52"/>
          <table:table-cell table:number-columns-repeated="6"/>
        </table:table-row>
        <table:table-row table:style-name="ro1">
          <table:table-cell table:style-name="ce4" office:value-type="float" office:value="0.8" calcext:value-type="float">
            <text:p>0.8</text:p>
          </table:table-cell>
          <table:table-cell table:formula="of:=1-[.A6]" office:value-type="float" office:value="0.2" calcext:value-type="float">
            <text:p>0.2</text:p>
          </table:table-cell>
          <table:table-cell table:style-name="ce11"/>
          <table:table-cell table:style-name="ce17"/>
          <table:table-cell table:style-name="ce23"/>
          <table:table-cell table:style-name="ce28"/>
          <table:table-cell table:style-name="ce32"/>
          <table:table-cell table:style-name="ce36"/>
          <table:table-cell table:style-name="ce40"/>
          <table:table-cell table:style-name="ce44"/>
          <table:table-cell table:style-name="ce48"/>
          <table:table-cell table:style-name="ce52"/>
          <table:table-cell table:number-columns-repeated="6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formula="of:=1-[.A7]" office:value-type="float" office:value="0.25" calcext:value-type="float">
            <text:p>0.25</text:p>
          </table:table-cell>
          <table:table-cell table:style-name="ce11"/>
          <table:table-cell table:style-name="ce17"/>
          <table:table-cell table:style-name="ce23"/>
          <table:table-cell table:style-name="ce28"/>
          <table:table-cell table:style-name="ce32"/>
          <table:table-cell table:style-name="ce36"/>
          <table:table-cell table:style-name="ce40"/>
          <table:table-cell table:style-name="ce44"/>
          <table:table-cell table:style-name="ce48"/>
          <table:table-cell table:style-name="ce52"/>
          <table:table-cell table:number-columns-repeated="6"/>
        </table:table-row>
        <table:table-row table:style-name="ro1">
          <table:table-cell table:style-name="ce4" office:value-type="float" office:value="0.7" calcext:value-type="float">
            <text:p>0.7</text:p>
          </table:table-cell>
          <table:table-cell table:formula="of:=1-[.A8]" office:value-type="float" office:value="0.3" calcext:value-type="float">
            <text:p>0.3</text:p>
          </table:table-cell>
          <table:table-cell table:style-name="ce11"/>
          <table:table-cell table:style-name="ce17"/>
          <table:table-cell table:style-name="ce23"/>
          <table:table-cell table:style-name="ce28"/>
          <table:table-cell table:style-name="ce32"/>
          <table:table-cell table:style-name="ce36"/>
          <table:table-cell table:style-name="ce40"/>
          <table:table-cell table:style-name="ce44"/>
          <table:table-cell table:style-name="ce48"/>
          <table:table-cell table:style-name="ce52"/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formula="of:=1-[.A9]" office:value-type="float" office:value="0.35" calcext:value-type="float">
            <text:p>0.35</text:p>
          </table:table-cell>
          <table:table-cell table:style-name="ce11"/>
          <table:table-cell table:style-name="ce17"/>
          <table:table-cell table:style-name="ce23"/>
          <table:table-cell table:style-name="ce28"/>
          <table:table-cell table:style-name="ce32"/>
          <table:table-cell table:style-name="ce36"/>
          <table:table-cell table:style-name="ce40"/>
          <table:table-cell table:style-name="ce44"/>
          <table:table-cell table:style-name="ce48"/>
          <table:table-cell table:style-name="ce52"/>
          <table:table-cell table:number-columns-repeated="6"/>
        </table:table-row>
        <table:table-row table:style-name="ro1">
          <table:table-cell table:style-name="ce4" office:value-type="float" office:value="0.6" calcext:value-type="float">
            <text:p>0.6</text:p>
          </table:table-cell>
          <table:table-cell table:formula="of:=1-[.A10]" office:value-type="float" office:value="0.4" calcext:value-type="float">
            <text:p>0.4</text:p>
          </table:table-cell>
          <table:table-cell table:style-name="ce11"/>
          <table:table-cell table:style-name="ce17"/>
          <table:table-cell table:style-name="ce23"/>
          <table:table-cell table:style-name="ce28"/>
          <table:table-cell table:style-name="ce32"/>
          <table:table-cell table:style-name="ce36"/>
          <table:table-cell table:style-name="ce40"/>
          <table:table-cell table:style-name="ce44"/>
          <table:table-cell table:style-name="ce48"/>
          <table:table-cell table:style-name="ce52"/>
          <table:table-cell table:number-columns-repeated="6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formula="of:=1-[.A11]" office:value-type="float" office:value="0.45" calcext:value-type="float">
            <text:p>0.45</text:p>
          </table:table-cell>
          <table:table-cell table:style-name="ce11"/>
          <table:table-cell table:style-name="ce17"/>
          <table:table-cell table:style-name="ce23"/>
          <table:table-cell table:style-name="ce28"/>
          <table:table-cell table:style-name="ce32"/>
          <table:table-cell table:style-name="ce36"/>
          <table:table-cell table:style-name="ce40"/>
          <table:table-cell table:style-name="ce44"/>
          <table:table-cell table:style-name="ce48"/>
          <table:table-cell table:style-name="ce52"/>
          <table:table-cell table:number-columns-repeated="6"/>
        </table:table-row>
        <table:table-row table:style-name="ro1">
          <table:table-cell table:style-name="ce4" office:value-type="float" office:value="0.5" calcext:value-type="float">
            <text:p>0.5</text:p>
          </table:table-cell>
          <table:table-cell table:formula="of:=1-[.A12]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formula="of:=1-[.A13]" office:value-type="float" office:value="0.55" calcext:value-type="float">
            <text:p>0.55</text:p>
          </table:table-cell>
          <table:table-cell table:number-columns-repeated="16"/>
        </table:table-row>
        <table:table-row table:style-name="ro1">
          <table:table-cell table:style-name="ce4" office:value-type="float" office:value="0.4" calcext:value-type="float">
            <text:p>0.4</text:p>
          </table:table-cell>
          <table:table-cell table:formula="of:=1-[.A14]" office:value-type="float" office:value="0.6" calcext:value-type="float">
            <text:p>0.6</text:p>
          </table:table-cell>
          <table:table-cell table:number-columns-repeated="16"/>
        </table:table-row>
        <table:table-row table:style-name="ro1">
          <table:table-cell office:value-type="float" office:value="0.35" calcext:value-type="float">
            <text:p>0.35</text:p>
          </table:table-cell>
          <table:table-cell table:formula="of:=1-[.A15]" office:value-type="float" office:value="0.65" calcext:value-type="float">
            <text:p>0.65</text:p>
          </table:table-cell>
          <table:table-cell table:number-columns-repeated="16"/>
        </table:table-row>
        <table:table-row table:style-name="ro1">
          <table:table-cell table:style-name="ce4" office:value-type="float" office:value="0.3" calcext:value-type="float">
            <text:p>0.3</text:p>
          </table:table-cell>
          <table:table-cell table:formula="of:=1-[.A16]" office:value-type="float" office:value="0.7" calcext:value-type="float">
            <text:p>0.7</text:p>
          </table:table-cell>
          <table:table-cell table:number-columns-repeated="16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formula="of:=1-[.A17]" office:value-type="float" office:value="0.75" calcext:value-type="float">
            <text:p>0.75</text:p>
          </table:table-cell>
          <table:table-cell table:number-columns-repeated="16"/>
        </table:table-row>
        <table:table-row table:style-name="ro1">
          <table:table-cell table:style-name="ce4" office:value-type="float" office:value="0.2" calcext:value-type="float">
            <text:p>0.2</text:p>
          </table:table-cell>
          <table:table-cell table:formula="of:=1-[.A18]" office:value-type="float" office:value="0.8" calcext:value-type="float">
            <text:p>0.8</text:p>
          </table:table-cell>
          <table:table-cell table:number-columns-repeated="16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formula="of:=1-[.A19]" office:value-type="float" office:value="0.85" calcext:value-type="float">
            <text:p>0.85</text:p>
          </table:table-cell>
          <table:table-cell table:number-columns-repeated="16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formula="of:=1-[.A20]" office:value-type="float" office:value="0.9" calcext:value-type="float">
            <text:p>0.9</text:p>
          </table:table-cell>
          <table:table-cell table:number-columns-repeated="16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formula="of:=1-[.A21]" office:value-type="float" office:value="0.95" calcext:value-type="float">
            <text:p>0.95</text:p>
          </table:table-cell>
          <table:table-cell table:number-columns-repeated="16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13" table:formula="of:=IF(MOD(ROW(); 2)=MOD(COLUMN();2); [.$P22]*[.$P22] + [.$P22]*(1-[.$P22])*[.Q22]; [.$P22]*(1-[.$P22])*[.Q22])" office:value-type="float" office:value="0" calcext:value-type="float">
            <text:p>0</text:p>
          </table:table-cell>
          <table:table-cell table:style-name="ce19" table:formula="of:=IF(MOD(ROW(); 2)=MOD(COLUMN();2); [.$P22]*[.$P22] + [.$P22]*(1-[.$P22])*[.R22]; [.$P22]*(1-[.$P22])*[.R22])" office:value-type="float" office:value="0" calcext:value-type="float">
            <text:p>0</text:p>
          </table:table-cell>
          <table:table-cell table:number-columns-repeated="8"/>
          <table:table-cell table:formula="of:=RAND()" office:value-type="float" office:value="0.0826059873083053" calcext:value-type="float">
            <text:p>0.0826059873</text:p>
          </table:table-cell>
          <table:table-cell table:formula="of:=RAND()" office:value-type="float" office:value="0.804840795908098" calcext:value-type="float">
            <text:p>0.804840795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M22]/SUM([.$M22:.$N22])" office:value-type="float" office:value="0.0930827502793053" calcext:value-type="float">
            <text:p>0.0930827503</text:p>
          </table:table-cell>
          <table:table-cell table:formula="of:=[.N22]/SUM([.$M22:.$N22])" office:value-type="float" office:value="0.906917249720695" calcext:value-type="float">
            <text:p>0.9069172497</text:p>
          </table:table-cell>
        </table:table-row>
        <table:table-row table:style-name="ro1">
          <table:table-cell/>
          <table:table-cell table:style-name="ce9" table:formula="of:=1-SUM([.C23:.E23])" office:value-type="float" office:value="0.95" calcext:value-type="float">
            <text:p>0.95</text:p>
          </table:table-cell>
          <table:table-cell table:style-name="ce13" table:formula="of:=IF(MOD(ROW(); 2)=MOD(COLUMN();2); [.$P23]*[.$P23] + [.$P23]*(1-[.$P23])*[.Q23]; [.$P23]*(1-[.$P23])*[.Q23])" office:value-type="float" office:value="0.0311843093196721" calcext:value-type="float">
            <text:p>0.0311843093</text:p>
          </table:table-cell>
          <table:table-cell table:style-name="ce19" table:formula="of:=IF(MOD(ROW(); 2)=MOD(COLUMN();2); [.$P23]*[.$P23] + [.$P23]*(1-[.$P23])*[.R23]; [.$P23]*(1-[.$P23])*[.R23])" office:value-type="float" office:value="0.0188156906803279" calcext:value-type="float">
            <text:p>0.0188156907</text:p>
          </table:table-cell>
          <table:table-cell table:number-columns-repeated="8"/>
          <table:table-cell table:formula="of:=RAND()" office:value-type="float" office:value="0.695287394382974" calcext:value-type="float">
            <text:p>0.6952873944</text:p>
          </table:table-cell>
          <table:table-cell table:formula="of:=RAND()" office:value-type="float" office:value="0.45607905007736" calcext:value-type="float">
            <text:p>0.4560790501</text:p>
          </table:table-cell>
          <table:table-cell/>
          <table:table-cell table:formula="of:=[.P22]+0.05" office:value-type="float" office:value="0.05" calcext:value-type="float">
            <text:p>0.05</text:p>
          </table:table-cell>
          <table:table-cell table:formula="of:=[.M23]/SUM([.$M23:.$N23])" office:value-type="float" office:value="0.603880196203623" calcext:value-type="float">
            <text:p>0.6038801962</text:p>
          </table:table-cell>
          <table:table-cell table:formula="of:=[.N23]/SUM([.$M23:.$N23])" office:value-type="float" office:value="0.396119803796377" calcext:value-type="float">
            <text:p>0.3961198038</text:p>
          </table:table-cell>
        </table:table-row>
        <table:table-row table:style-name="ro1">
          <table:table-cell/>
          <table:table-cell table:style-name="ce9" table:formula="of:=1-SUM([.C24:.E24])" office:value-type="float" office:value="0.95" calcext:value-type="float">
            <text:p>0.95</text:p>
          </table:table-cell>
          <table:table-cell table:style-name="ce14" table:formula="of:=IF(MOD(ROW(); 2)=MOD(COLUMN();2); [.$P24]*[.$P24] + [.$P24]*(1-[.$P24])*[.Q24]; [.$P24]*(1-[.$P24])*[.Q24])" office:value-type="float" office:value="0.00435958963543403" calcext:value-type="float">
            <text:p>0.0043595896</text:p>
          </table:table-cell>
          <table:table-cell table:style-name="ce20" table:formula="of:=IF(MOD(ROW(); 2)=MOD(COLUMN();2); [.$P24]*[.$P24] + [.$P24]*(1-[.$P24])*[.R24]; [.$P24]*(1-[.$P24])*[.R24])" office:value-type="float" office:value="0.045640410364566" calcext:value-type="float">
            <text:p>0.0456404104</text:p>
          </table:table-cell>
          <table:table-cell table:number-columns-repeated="8"/>
          <table:table-cell table:formula="of:=RAND()" office:value-type="float" office:value="0.085511269643079" calcext:value-type="float">
            <text:p>0.0855112696</text:p>
          </table:table-cell>
          <table:table-cell table:formula="of:=RAND()" office:value-type="float" office:value="0.846178556168214" calcext:value-type="float">
            <text:p>0.8461785562</text:p>
          </table:table-cell>
          <table:table-cell/>
          <table:table-cell table:formula="of:=[.P23]" office:value-type="float" office:value="0.05" calcext:value-type="float">
            <text:p>0.05</text:p>
          </table:table-cell>
          <table:table-cell table:formula="of:=[.M24]/SUM([.$M24:.$N24])" office:value-type="float" office:value="0.0917808344301901" calcext:value-type="float">
            <text:p>0.0917808344</text:p>
          </table:table-cell>
          <table:table-cell table:formula="of:=[.N24]/SUM([.$M24:.$N24])" office:value-type="float" office:value="0.90821916556981" calcext:value-type="float">
            <text:p>0.9082191656</text:p>
          </table:table-cell>
        </table:table-row>
        <table:table-row table:style-name="ro1">
          <table:table-cell/>
          <table:table-cell table:style-name="ce10" table:formula="of:=1-SUM([.C25:.E25])" office:value-type="float" office:value="0.9" calcext:value-type="float">
            <text:p>0.9</text:p>
          </table:table-cell>
          <table:table-cell table:style-name="ce14" table:formula="of:=IF(MOD(ROW(); 2)=MOD(COLUMN();2); [.$P25]*[.$P25] + [.$P25]*(1-[.$P25])*[.Q25]; [.$P25]*(1-[.$P25])*[.Q25])" office:value-type="float" office:value="0.0753946907770745" calcext:value-type="float">
            <text:p>0.0753946908</text:p>
          </table:table-cell>
          <table:table-cell table:style-name="ce20" table:formula="of:=IF(MOD(ROW(); 2)=MOD(COLUMN();2); [.$P25]*[.$P25] + [.$P25]*(1-[.$P25])*[.R25]; [.$P25]*(1-[.$P25])*[.R25])" office:value-type="float" office:value="0.0246053092229255" calcext:value-type="float">
            <text:p>0.0246053092</text:p>
          </table:table-cell>
          <table:table-cell table:number-columns-repeated="8"/>
          <table:table-cell table:formula="of:=RAND()" office:value-type="float" office:value="0.464084261499855" calcext:value-type="float">
            <text:p>0.4640842615</text:p>
          </table:table-cell>
          <table:table-cell table:formula="of:=RAND()" office:value-type="float" office:value="0.174615654940907" calcext:value-type="float">
            <text:p>0.1746156549</text:p>
          </table:table-cell>
          <table:table-cell/>
          <table:table-cell table:formula="of:=[.P24]+0.05" office:value-type="float" office:value="0.1" calcext:value-type="float">
            <text:p>0.1</text:p>
          </table:table-cell>
          <table:table-cell table:formula="of:=[.M25]/SUM([.$M25:.$N25])" office:value-type="float" office:value="0.726607675300828" calcext:value-type="float">
            <text:p>0.7266076753</text:p>
          </table:table-cell>
          <table:table-cell table:formula="of:=[.N25]/SUM([.$M25:.$N25])" office:value-type="float" office:value="0.273392324699172" calcext:value-type="float">
            <text:p>0.2733923247</text:p>
          </table:table-cell>
        </table:table-row>
        <table:table-row table:style-name="ro1">
          <table:table-cell/>
          <table:table-cell table:style-name="ce10" table:formula="of:=1-SUM([.C26:.E26])" office:value-type="float" office:value="0.9" calcext:value-type="float">
            <text:p>0.9</text:p>
          </table:table-cell>
          <table:table-cell table:style-name="ce14" table:formula="of:=IF(MOD(ROW(); 2)=MOD(COLUMN();2); [.$P26]*[.$P26] + [.$P26]*(1-[.$P26])*[.Q26]; [.$P26]*(1-[.$P26])*[.Q26])" office:value-type="float" office:value="0.0355046283464712" calcext:value-type="float">
            <text:p>0.0355046283</text:p>
          </table:table-cell>
          <table:table-cell table:style-name="ce20" table:formula="of:=IF(MOD(ROW(); 2)=MOD(COLUMN();2); [.$P26]*[.$P26] + [.$P26]*(1-[.$P26])*[.R26]; [.$P26]*(1-[.$P26])*[.R26])" office:value-type="float" office:value="0.0644953716535288" calcext:value-type="float">
            <text:p>0.0644953717</text:p>
          </table:table-cell>
          <table:table-cell table:number-columns-repeated="8"/>
          <table:table-cell table:formula="of:=RAND()" office:value-type="float" office:value="0.348713716570492" calcext:value-type="float">
            <text:p>0.3487137166</text:p>
          </table:table-cell>
          <table:table-cell table:formula="of:=RAND()" office:value-type="float" office:value="0.535233981320664" calcext:value-type="float">
            <text:p>0.5352339813</text:p>
          </table:table-cell>
          <table:table-cell/>
          <table:table-cell table:formula="of:=[.P25]" office:value-type="float" office:value="0.1" calcext:value-type="float">
            <text:p>0.1</text:p>
          </table:table-cell>
          <table:table-cell table:formula="of:=[.M26]/SUM([.$M26:.$N26])" office:value-type="float" office:value="0.394495870516347" calcext:value-type="float">
            <text:p>0.3944958705</text:p>
          </table:table-cell>
          <table:table-cell table:formula="of:=[.N26]/SUM([.$M26:.$N26])" office:value-type="float" office:value="0.605504129483653" calcext:value-type="float">
            <text:p>0.6055041295</text:p>
          </table:table-cell>
        </table:table-row>
        <table:table-row table:style-name="ro1">
          <table:table-cell/>
          <table:table-cell table:style-name="ce10" table:formula="of:=1-SUM([.C27:.E27])" office:value-type="float" office:value="0.85" calcext:value-type="float">
            <text:p>0.85</text:p>
          </table:table-cell>
          <table:table-cell table:style-name="ce14" table:formula="of:=IF(MOD(ROW(); 2)=MOD(COLUMN();2); [.$P27]*[.$P27] + [.$P27]*(1-[.$P27])*[.Q27]; [.$P27]*(1-[.$P27])*[.Q27])" office:value-type="float" office:value="0.0639369626694369" calcext:value-type="float">
            <text:p>0.0639369627</text:p>
          </table:table-cell>
          <table:table-cell table:style-name="ce20" table:formula="of:=IF(MOD(ROW(); 2)=MOD(COLUMN();2); [.$P27]*[.$P27] + [.$P27]*(1-[.$P27])*[.R27]; [.$P27]*(1-[.$P27])*[.R27])" office:value-type="float" office:value="0.0860630373305631" calcext:value-type="float">
            <text:p>0.0860630373</text:p>
          </table:table-cell>
          <table:table-cell table:number-columns-repeated="8"/>
          <table:table-cell table:formula="of:=RAND()" office:value-type="float" office:value="0.390435210595614" calcext:value-type="float">
            <text:p>0.3904352106</text:p>
          </table:table-cell>
          <table:table-cell table:formula="of:=RAND()" office:value-type="float" office:value="0.810919477200022" calcext:value-type="float">
            <text:p>0.8109194772</text:p>
          </table:table-cell>
          <table:table-cell/>
          <table:table-cell table:formula="of:=[.P26]+0.05" office:value-type="float" office:value="0.15" calcext:value-type="float">
            <text:p>0.15</text:p>
          </table:table-cell>
          <table:table-cell table:formula="of:=[.M27]/SUM([.$M27:.$N27])" office:value-type="float" office:value="0.324995785642642" calcext:value-type="float">
            <text:p>0.3249957856</text:p>
          </table:table-cell>
          <table:table-cell table:formula="of:=[.N27]/SUM([.$M27:.$N27])" office:value-type="float" office:value="0.675004214357358" calcext:value-type="float">
            <text:p>0.6750042144</text:p>
          </table:table-cell>
        </table:table-row>
        <table:table-row table:style-name="ro1">
          <table:table-cell/>
          <table:table-cell table:style-name="ce10" table:formula="of:=1-SUM([.C28:.E28])" office:value-type="float" office:value="0.85" calcext:value-type="float">
            <text:p>0.85</text:p>
          </table:table-cell>
          <table:table-cell table:style-name="ce14" table:formula="of:=IF(MOD(ROW(); 2)=MOD(COLUMN();2); [.$P28]*[.$P28] + [.$P28]*(1-[.$P28])*[.Q28]; [.$P28]*(1-[.$P28])*[.Q28])" office:value-type="float" office:value="0.0674244384074376" calcext:value-type="float">
            <text:p>0.0674244384</text:p>
          </table:table-cell>
          <table:table-cell table:style-name="ce20" table:formula="of:=IF(MOD(ROW(); 2)=MOD(COLUMN();2); [.$P28]*[.$P28] + [.$P28]*(1-[.$P28])*[.R28]; [.$P28]*(1-[.$P28])*[.R28])" office:value-type="float" office:value="0.0825755615925625" calcext:value-type="float">
            <text:p>0.0825755616</text:p>
          </table:table-cell>
          <table:table-cell table:number-columns-repeated="8"/>
          <table:table-cell table:formula="of:=RAND()" office:value-type="float" office:value="0.686937007217363" calcext:value-type="float">
            <text:p>0.6869370072</text:p>
          </table:table-cell>
          <table:table-cell table:formula="of:=RAND()" office:value-type="float" office:value="0.612064815993261" calcext:value-type="float">
            <text:p>0.612064816</text:p>
          </table:table-cell>
          <table:table-cell/>
          <table:table-cell table:formula="of:=[.P27]" office:value-type="float" office:value="0.15" calcext:value-type="float">
            <text:p>0.15</text:p>
          </table:table-cell>
          <table:table-cell table:formula="of:=[.M28]/SUM([.$M28:.$N28])" office:value-type="float" office:value="0.528819124764216" calcext:value-type="float">
            <text:p>0.5288191248</text:p>
          </table:table-cell>
          <table:table-cell table:formula="of:=[.N28]/SUM([.$M28:.$N28])" office:value-type="float" office:value="0.471180875235784" calcext:value-type="float">
            <text:p>0.4711808752</text:p>
          </table:table-cell>
        </table:table-row>
        <table:table-row table:style-name="ro1">
          <table:table-cell/>
          <table:table-cell table:style-name="ce10" table:formula="of:=1-SUM([.C29:.E29])" office:value-type="float" office:value="0.8" calcext:value-type="float">
            <text:p>0.8</text:p>
          </table:table-cell>
          <table:table-cell table:style-name="ce14" table:formula="of:=IF(MOD(ROW(); 2)=MOD(COLUMN();2); [.$P29]*[.$P29] + [.$P29]*(1-[.$P29])*[.Q29]; [.$P29]*(1-[.$P29])*[.Q29])" office:value-type="float" office:value="0.121369099199689" calcext:value-type="float">
            <text:p>0.1213690992</text:p>
          </table:table-cell>
          <table:table-cell table:style-name="ce20" table:formula="of:=IF(MOD(ROW(); 2)=MOD(COLUMN();2); [.$P29]*[.$P29] + [.$P29]*(1-[.$P29])*[.R29]; [.$P29]*(1-[.$P29])*[.R29])" office:value-type="float" office:value="0.0786309008003114" calcext:value-type="float">
            <text:p>0.0786309008</text:p>
          </table:table-cell>
          <table:table-cell table:number-columns-repeated="8"/>
          <table:table-cell table:formula="of:=RAND()" office:value-type="float" office:value="0.91354617288667" calcext:value-type="float">
            <text:p>0.9135461729</text:p>
          </table:table-cell>
          <table:table-cell table:formula="of:=RAND()" office:value-type="float" office:value="0.882803904716581" calcext:value-type="float">
            <text:p>0.8828039047</text:p>
          </table:table-cell>
          <table:table-cell/>
          <table:table-cell table:formula="of:=[.P28]+0.05" office:value-type="float" office:value="0.2" calcext:value-type="float">
            <text:p>0.2</text:p>
          </table:table-cell>
          <table:table-cell table:formula="of:=[.M29]/SUM([.$M29:.$N29])" office:value-type="float" office:value="0.508556869998054" calcext:value-type="float">
            <text:p>0.50855687</text:p>
          </table:table-cell>
          <table:table-cell table:formula="of:=[.N29]/SUM([.$M29:.$N29])" office:value-type="float" office:value="0.491443130001946" calcext:value-type="float">
            <text:p>0.49144313</text:p>
          </table:table-cell>
        </table:table-row>
        <table:table-row table:style-name="ro1">
          <table:table-cell/>
          <table:table-cell table:style-name="ce10" table:formula="of:=1-SUM([.C30:.E30])" office:value-type="float" office:value="0.8" calcext:value-type="float">
            <text:p>0.8</text:p>
          </table:table-cell>
          <table:table-cell table:style-name="ce14" table:formula="of:=IF(MOD(ROW(); 2)=MOD(COLUMN();2); [.$P30]*[.$P30] + [.$P30]*(1-[.$P30])*[.Q30]; [.$P30]*(1-[.$P30])*[.Q30])" office:value-type="float" office:value="0.0996530461357936" calcext:value-type="float">
            <text:p>0.0996530461</text:p>
          </table:table-cell>
          <table:table-cell table:style-name="ce20" table:formula="of:=IF(MOD(ROW(); 2)=MOD(COLUMN();2); [.$P30]*[.$P30] + [.$P30]*(1-[.$P30])*[.R30]; [.$P30]*(1-[.$P30])*[.R30])" office:value-type="float" office:value="0.100346953864206" calcext:value-type="float">
            <text:p>0.1003469539</text:p>
          </table:table-cell>
          <table:table-cell table:number-columns-repeated="8"/>
          <table:table-cell table:formula="of:=RAND()" office:value-type="float" office:value="0.673206889593785" calcext:value-type="float">
            <text:p>0.6732068896</text:p>
          </table:table-cell>
          <table:table-cell table:formula="of:=RAND()" office:value-type="float" office:value="0.407674292786018" calcext:value-type="float">
            <text:p>0.4076742928</text:p>
          </table:table-cell>
          <table:table-cell/>
          <table:table-cell table:formula="of:=[.P29]" office:value-type="float" office:value="0.2" calcext:value-type="float">
            <text:p>0.2</text:p>
          </table:table-cell>
          <table:table-cell table:formula="of:=[.M30]/SUM([.$M30:.$N30])" office:value-type="float" office:value="0.62283153834871" calcext:value-type="float">
            <text:p>0.6228315383</text:p>
          </table:table-cell>
          <table:table-cell table:formula="of:=[.N30]/SUM([.$M30:.$N30])" office:value-type="float" office:value="0.37716846165129" calcext:value-type="float">
            <text:p>0.3771684617</text:p>
          </table:table-cell>
        </table:table-row>
        <table:table-row table:style-name="ro1">
          <table:table-cell/>
          <table:table-cell table:style-name="ce10" table:formula="of:=1-SUM([.C31:.E31])" office:value-type="float" office:value="0.75" calcext:value-type="float">
            <text:p>0.75</text:p>
          </table:table-cell>
          <table:table-cell table:style-name="ce14" table:formula="of:=IF(MOD(ROW(); 2)=MOD(COLUMN();2); [.$P31]*[.$P31] + [.$P31]*(1-[.$P31])*[.Q31]; [.$P31]*(1-[.$P31])*[.Q31])" office:value-type="float" office:value="0.159922684532411" calcext:value-type="float">
            <text:p>0.1599226845</text:p>
          </table:table-cell>
          <table:table-cell table:style-name="ce20" table:formula="of:=IF(MOD(ROW(); 2)=MOD(COLUMN();2); [.$P31]*[.$P31] + [.$P31]*(1-[.$P31])*[.R31]; [.$P31]*(1-[.$P31])*[.R31])" office:value-type="float" office:value="0.0900773154675894" calcext:value-type="float">
            <text:p>0.0900773155</text:p>
          </table:table-cell>
          <table:table-cell table:number-columns-repeated="8"/>
          <table:table-cell table:formula="of:=RAND()" office:value-type="float" office:value="0.910382764366312" calcext:value-type="float">
            <text:p>0.9103827644</text:p>
          </table:table-cell>
          <table:table-cell table:formula="of:=RAND()" office:value-type="float" office:value="0.841742719939102" calcext:value-type="float">
            <text:p>0.8417427199</text:p>
          </table:table-cell>
          <table:table-cell/>
          <table:table-cell table:formula="of:=[.P30]+0.05" office:value-type="float" office:value="0.25" calcext:value-type="float">
            <text:p>0.25</text:p>
          </table:table-cell>
          <table:table-cell table:formula="of:=[.M31]/SUM([.$M31:.$N31])" office:value-type="float" office:value="0.519587650839523" calcext:value-type="float">
            <text:p>0.5195876508</text:p>
          </table:table-cell>
          <table:table-cell table:formula="of:=[.N31]/SUM([.$M31:.$N31])" office:value-type="float" office:value="0.480412349160477" calcext:value-type="float">
            <text:p>0.4804123492</text:p>
          </table:table-cell>
        </table:table-row>
        <table:table-row table:style-name="ro1">
          <table:table-cell/>
          <table:table-cell table:style-name="ce10" table:formula="of:=1-SUM([.C32:.E32])" office:value-type="float" office:value="0.75" calcext:value-type="float">
            <text:p>0.75</text:p>
          </table:table-cell>
          <table:table-cell table:style-name="ce14" table:formula="of:=IF(MOD(ROW(); 2)=MOD(COLUMN();2); [.$P32]*[.$P32] + [.$P32]*(1-[.$P32])*[.Q32]; [.$P32]*(1-[.$P32])*[.Q32])" office:value-type="float" office:value="0.0747684781628295" calcext:value-type="float">
            <text:p>0.0747684782</text:p>
          </table:table-cell>
          <table:table-cell table:style-name="ce20" table:formula="of:=IF(MOD(ROW(); 2)=MOD(COLUMN();2); [.$P32]*[.$P32] + [.$P32]*(1-[.$P32])*[.R32]; [.$P32]*(1-[.$P32])*[.R32])" office:value-type="float" office:value="0.175231521837171" calcext:value-type="float">
            <text:p>0.1752315218</text:p>
          </table:table-cell>
          <table:table-cell table:number-columns-repeated="8"/>
          <table:table-cell table:formula="of:=RAND()" office:value-type="float" office:value="0.323848356600376" calcext:value-type="float">
            <text:p>0.3238483566</text:p>
          </table:table-cell>
          <table:table-cell table:formula="of:=RAND()" office:value-type="float" office:value="0.488279539467431" calcext:value-type="float">
            <text:p>0.4882795395</text:p>
          </table:table-cell>
          <table:table-cell/>
          <table:table-cell table:formula="of:=[.P31]" office:value-type="float" office:value="0.25" calcext:value-type="float">
            <text:p>0.25</text:p>
          </table:table-cell>
          <table:table-cell table:formula="of:=[.M32]/SUM([.$M32:.$N32])" office:value-type="float" office:value="0.398765216868424" calcext:value-type="float">
            <text:p>0.3987652169</text:p>
          </table:table-cell>
          <table:table-cell table:formula="of:=[.N32]/SUM([.$M32:.$N32])" office:value-type="float" office:value="0.601234783131576" calcext:value-type="float">
            <text:p>0.6012347831</text:p>
          </table:table-cell>
        </table:table-row>
        <table:table-row table:style-name="ro1">
          <table:table-cell/>
          <table:table-cell table:style-name="ce10" table:formula="of:=1-SUM([.C33:.E33])" office:value-type="float" office:value="0.7" calcext:value-type="float">
            <text:p>0.7</text:p>
          </table:table-cell>
          <table:table-cell table:style-name="ce14" table:formula="of:=IF(MOD(ROW(); 2)=MOD(COLUMN();2); [.$P33]*[.$P33] + [.$P33]*(1-[.$P33])*[.Q33]; [.$P33]*(1-[.$P33])*[.Q33])" office:value-type="float" office:value="0.176933349013458" calcext:value-type="float">
            <text:p>0.176933349</text:p>
          </table:table-cell>
          <table:table-cell table:style-name="ce20" table:formula="of:=IF(MOD(ROW(); 2)=MOD(COLUMN();2); [.$P33]*[.$P33] + [.$P33]*(1-[.$P33])*[.R33]; [.$P33]*(1-[.$P33])*[.R33])" office:value-type="float" office:value="0.123066650986542" calcext:value-type="float">
            <text:p>0.123066651</text:p>
          </table:table-cell>
          <table:table-cell table:number-columns-repeated="8"/>
          <table:table-cell table:formula="of:=RAND()" office:value-type="float" office:value="0.164913232282256" calcext:value-type="float">
            <text:p>0.1649132323</text:p>
          </table:table-cell>
          <table:table-cell table:formula="of:=RAND()" office:value-type="float" office:value="0.233458384275535" calcext:value-type="float">
            <text:p>0.2334583843</text:p>
          </table:table-cell>
          <table:table-cell/>
          <table:table-cell table:formula="of:=[.P32]+0.05" office:value-type="float" office:value="0.3" calcext:value-type="float">
            <text:p>0.3</text:p>
          </table:table-cell>
          <table:table-cell table:formula="of:=[.M33]/SUM([.$M33:.$N33])" office:value-type="float" office:value="0.413968328635513" calcext:value-type="float">
            <text:p>0.4139683286</text:p>
          </table:table-cell>
          <table:table-cell table:formula="of:=[.N33]/SUM([.$M33:.$N33])" office:value-type="float" office:value="0.586031671364487" calcext:value-type="float">
            <text:p>0.5860316714</text:p>
          </table:table-cell>
        </table:table-row>
        <table:table-row table:style-name="ro1">
          <table:table-cell/>
          <table:table-cell table:style-name="ce10" table:formula="of:=1-SUM([.C34:.E34])" office:value-type="float" office:value="0.7" calcext:value-type="float">
            <text:p>0.7</text:p>
          </table:table-cell>
          <table:table-cell table:style-name="ce14" table:formula="of:=IF(MOD(ROW(); 2)=MOD(COLUMN();2); [.$P34]*[.$P34] + [.$P34]*(1-[.$P34])*[.Q34]; [.$P34]*(1-[.$P34])*[.Q34])" office:value-type="float" office:value="0.02870649010347" calcext:value-type="float">
            <text:p>0.0287064901</text:p>
          </table:table-cell>
          <table:table-cell table:style-name="ce20" table:formula="of:=IF(MOD(ROW(); 2)=MOD(COLUMN();2); [.$P34]*[.$P34] + [.$P34]*(1-[.$P34])*[.R34]; [.$P34]*(1-[.$P34])*[.R34])" office:value-type="float" office:value="0.27129350989653" calcext:value-type="float">
            <text:p>0.2712935099</text:p>
          </table:table-cell>
          <table:table-cell table:number-columns-repeated="8"/>
          <table:table-cell table:formula="of:=RAND()" office:value-type="float" office:value="0.0991498169935042" calcext:value-type="float">
            <text:p>0.099149817</text:p>
          </table:table-cell>
          <table:table-cell table:formula="of:=RAND()" office:value-type="float" office:value="0.62617262728954" calcext:value-type="float">
            <text:p>0.6261726273</text:p>
          </table:table-cell>
          <table:table-cell/>
          <table:table-cell table:formula="of:=[.P33]" office:value-type="float" office:value="0.3" calcext:value-type="float">
            <text:p>0.3</text:p>
          </table:table-cell>
          <table:table-cell table:formula="of:=[.M34]/SUM([.$M34:.$N34])" office:value-type="float" office:value="0.136697571921286" calcext:value-type="float">
            <text:p>0.1366975719</text:p>
          </table:table-cell>
          <table:table-cell table:formula="of:=[.N34]/SUM([.$M34:.$N34])" office:value-type="float" office:value="0.863302428078714" calcext:value-type="float">
            <text:p>0.8633024281</text:p>
          </table:table-cell>
        </table:table-row>
        <table:table-row table:style-name="ro1">
          <table:table-cell/>
          <table:table-cell table:style-name="ce10" table:formula="of:=1-SUM([.C35:.E35])" office:value-type="float" office:value="0.65" calcext:value-type="float">
            <text:p>0.65</text:p>
          </table:table-cell>
          <table:table-cell table:style-name="ce14" table:formula="of:=IF(MOD(ROW(); 2)=MOD(COLUMN();2); [.$P35]*[.$P35] + [.$P35]*(1-[.$P35])*[.Q35]; [.$P35]*(1-[.$P35])*[.Q35])" office:value-type="float" office:value="0.22537342891282" calcext:value-type="float">
            <text:p>0.2253734289</text:p>
          </table:table-cell>
          <table:table-cell table:style-name="ce20" table:formula="of:=IF(MOD(ROW(); 2)=MOD(COLUMN();2); [.$P35]*[.$P35] + [.$P35]*(1-[.$P35])*[.R35]; [.$P35]*(1-[.$P35])*[.R35])" office:value-type="float" office:value="0.12462657108718" calcext:value-type="float">
            <text:p>0.1246265711</text:p>
          </table:table-cell>
          <table:table-cell table:number-columns-repeated="8"/>
          <table:table-cell table:formula="of:=RAND()" office:value-type="float" office:value="0.377596763468869" calcext:value-type="float">
            <text:p>0.3775967635</text:p>
          </table:table-cell>
          <table:table-cell table:formula="of:=RAND()" office:value-type="float" office:value="0.457441638546159" calcext:value-type="float">
            <text:p>0.4574416385</text:p>
          </table:table-cell>
          <table:table-cell/>
          <table:table-cell table:formula="of:=[.P34]+0.05" office:value-type="float" office:value="0.35" calcext:value-type="float">
            <text:p>0.35</text:p>
          </table:table-cell>
          <table:table-cell table:formula="of:=[.M35]/SUM([.$M35:.$N35])" office:value-type="float" office:value="0.452190896320087" calcext:value-type="float">
            <text:p>0.4521908963</text:p>
          </table:table-cell>
          <table:table-cell table:formula="of:=[.N35]/SUM([.$M35:.$N35])" office:value-type="float" office:value="0.547809103679913" calcext:value-type="float">
            <text:p>0.5478091037</text:p>
          </table:table-cell>
        </table:table-row>
        <table:table-row table:style-name="ro1">
          <table:table-cell/>
          <table:table-cell table:style-name="ce10" table:formula="of:=1-SUM([.C36:.E36])" office:value-type="float" office:value="0.65" calcext:value-type="float">
            <text:p>0.65</text:p>
          </table:table-cell>
          <table:table-cell table:style-name="ce14" table:formula="of:=IF(MOD(ROW(); 2)=MOD(COLUMN();2); [.$P36]*[.$P36] + [.$P36]*(1-[.$P36])*[.Q36]; [.$P36]*(1-[.$P36])*[.Q36])" office:value-type="float" office:value="0.0891584993243697" calcext:value-type="float">
            <text:p>0.0891584993</text:p>
          </table:table-cell>
          <table:table-cell table:style-name="ce20" table:formula="of:=IF(MOD(ROW(); 2)=MOD(COLUMN();2); [.$P36]*[.$P36] + [.$P36]*(1-[.$P36])*[.R36]; [.$P36]*(1-[.$P36])*[.R36])" office:value-type="float" office:value="0.26084150067563" calcext:value-type="float">
            <text:p>0.2608415007</text:p>
          </table:table-cell>
          <table:table-cell table:number-columns-repeated="8"/>
          <table:table-cell table:formula="of:=RAND()" office:value-type="float" office:value="0.369072023862383" calcext:value-type="float">
            <text:p>0.3690720239</text:p>
          </table:table-cell>
          <table:table-cell table:formula="of:=RAND()" office:value-type="float" office:value="0.572665287386218" calcext:value-type="float">
            <text:p>0.5726652874</text:p>
          </table:table-cell>
          <table:table-cell/>
          <table:table-cell table:formula="of:=[.P35]" office:value-type="float" office:value="0.35" calcext:value-type="float">
            <text:p>0.35</text:p>
          </table:table-cell>
          <table:table-cell table:formula="of:=[.M36]/SUM([.$M36:.$N36])" office:value-type="float" office:value="0.391905491535691" calcext:value-type="float">
            <text:p>0.3919054915</text:p>
          </table:table-cell>
          <table:table-cell table:formula="of:=[.N36]/SUM([.$M36:.$N36])" office:value-type="float" office:value="0.608094508464309" calcext:value-type="float">
            <text:p>0.6080945085</text:p>
          </table:table-cell>
        </table:table-row>
        <table:table-row table:style-name="ro1">
          <table:table-cell/>
          <table:table-cell table:style-name="ce10" table:formula="of:=1-SUM([.C37:.E37])" office:value-type="float" office:value="0.6" calcext:value-type="float">
            <text:p>0.6</text:p>
          </table:table-cell>
          <table:table-cell table:style-name="ce14" table:formula="of:=IF(MOD(ROW(); 2)=MOD(COLUMN();2); [.$P37]*[.$P37] + [.$P37]*(1-[.$P37])*[.Q37]; [.$P37]*(1-[.$P37])*[.Q37])" office:value-type="float" office:value="0.341499820436995" calcext:value-type="float">
            <text:p>0.3414998204</text:p>
          </table:table-cell>
          <table:table-cell table:style-name="ce20" table:formula="of:=IF(MOD(ROW(); 2)=MOD(COLUMN();2); [.$P37]*[.$P37] + [.$P37]*(1-[.$P37])*[.R37]; [.$P37]*(1-[.$P37])*[.R37])" office:value-type="float" office:value="0.0585001795630046" calcext:value-type="float">
            <text:p>0.0585001796</text:p>
          </table:table-cell>
          <table:table-cell table:number-columns-repeated="8"/>
          <table:table-cell table:formula="of:=RAND()" office:value-type="float" office:value="0.411312328805479" calcext:value-type="float">
            <text:p>0.4113123288</text:p>
          </table:table-cell>
          <table:table-cell table:formula="of:=RAND()" office:value-type="float" office:value="0.132572280422452" calcext:value-type="float">
            <text:p>0.1325722804</text:p>
          </table:table-cell>
          <table:table-cell/>
          <table:table-cell table:formula="of:=[.P36]+0.05" office:value-type="float" office:value="0.4" calcext:value-type="float">
            <text:p>0.4</text:p>
          </table:table-cell>
          <table:table-cell table:formula="of:=[.M37]/SUM([.$M37:.$N37])" office:value-type="float" office:value="0.756249251820814" calcext:value-type="float">
            <text:p>0.7562492518</text:p>
          </table:table-cell>
          <table:table-cell table:formula="of:=[.N37]/SUM([.$M37:.$N37])" office:value-type="float" office:value="0.243750748179186" calcext:value-type="float">
            <text:p>0.2437507482</text:p>
          </table:table-cell>
        </table:table-row>
        <table:table-row table:style-name="ro1">
          <table:table-cell/>
          <table:table-cell table:style-name="ce10" table:formula="of:=1-SUM([.C38:.E38])" office:value-type="float" office:value="0.6" calcext:value-type="float">
            <text:p>0.6</text:p>
          </table:table-cell>
          <table:table-cell table:style-name="ce14" table:formula="of:=IF(MOD(ROW(); 2)=MOD(COLUMN();2); [.$P38]*[.$P38] + [.$P38]*(1-[.$P38])*[.Q38]; [.$P38]*(1-[.$P38])*[.Q38])" office:value-type="float" office:value="0.117207639064012" calcext:value-type="float">
            <text:p>0.1172076391</text:p>
          </table:table-cell>
          <table:table-cell table:style-name="ce20" table:formula="of:=IF(MOD(ROW(); 2)=MOD(COLUMN();2); [.$P38]*[.$P38] + [.$P38]*(1-[.$P38])*[.R38]; [.$P38]*(1-[.$P38])*[.R38])" office:value-type="float" office:value="0.282792360935988" calcext:value-type="float">
            <text:p>0.2827923609</text:p>
          </table:table-cell>
          <table:table-cell table:number-columns-repeated="8"/>
          <table:table-cell table:formula="of:=RAND()" office:value-type="float" office:value="0.941979134021444" calcext:value-type="float">
            <text:p>0.941979134</text:p>
          </table:table-cell>
          <table:table-cell table:formula="of:=RAND()" office:value-type="float" office:value="0.986862654538749" calcext:value-type="float">
            <text:p>0.9868626545</text:p>
          </table:table-cell>
          <table:table-cell/>
          <table:table-cell table:formula="of:=[.P37]" office:value-type="float" office:value="0.4" calcext:value-type="float">
            <text:p>0.4</text:p>
          </table:table-cell>
          <table:table-cell table:formula="of:=[.M38]/SUM([.$M38:.$N38])" office:value-type="float" office:value="0.488365162766717" calcext:value-type="float">
            <text:p>0.4883651628</text:p>
          </table:table-cell>
          <table:table-cell table:formula="of:=[.N38]/SUM([.$M38:.$N38])" office:value-type="float" office:value="0.511634837233283" calcext:value-type="float">
            <text:p>0.5116348372</text:p>
          </table:table-cell>
        </table:table-row>
        <table:table-row table:style-name="ro1">
          <table:table-cell/>
          <table:table-cell table:style-name="ce10" table:formula="of:=1-SUM([.C39:.E39])" office:value-type="float" office:value="0.55" calcext:value-type="float">
            <text:p>0.55</text:p>
          </table:table-cell>
          <table:table-cell table:style-name="ce14" table:formula="of:=IF(MOD(ROW(); 2)=MOD(COLUMN();2); [.$P39]*[.$P39] + [.$P39]*(1-[.$P39])*[.Q39]; [.$P39]*(1-[.$P39])*[.Q39])" office:value-type="float" office:value="0.347859564544574" calcext:value-type="float">
            <text:p>0.3478595645</text:p>
          </table:table-cell>
          <table:table-cell table:style-name="ce20" table:formula="of:=IF(MOD(ROW(); 2)=MOD(COLUMN();2); [.$P39]*[.$P39] + [.$P39]*(1-[.$P39])*[.R39]; [.$P39]*(1-[.$P39])*[.R39])" office:value-type="float" office:value="0.102140435455426" calcext:value-type="float">
            <text:p>0.1021404355</text:p>
          </table:table-cell>
          <table:table-cell table:number-columns-repeated="8"/>
          <table:table-cell table:formula="of:=RAND()" office:value-type="float" office:value="0.183362793420291" calcext:value-type="float">
            <text:p>0.1833627934</text:p>
          </table:table-cell>
          <table:table-cell table:formula="of:=RAND()" office:value-type="float" office:value="0.128844329060499" calcext:value-type="float">
            <text:p>0.1288443291</text:p>
          </table:table-cell>
          <table:table-cell/>
          <table:table-cell table:formula="of:=[.P38]+0.05" office:value-type="float" office:value="0.45" calcext:value-type="float">
            <text:p>0.45</text:p>
          </table:table-cell>
          <table:table-cell table:formula="of:=[.M39]/SUM([.$M39:.$N39])" office:value-type="float" office:value="0.587311371897267" calcext:value-type="float">
            <text:p>0.5873113719</text:p>
          </table:table-cell>
          <table:table-cell table:formula="of:=[.N39]/SUM([.$M39:.$N39])" office:value-type="float" office:value="0.412688628102733" calcext:value-type="float">
            <text:p>0.4126886281</text:p>
          </table:table-cell>
        </table:table-row>
        <table:table-row table:style-name="ro1">
          <table:table-cell/>
          <table:table-cell table:style-name="ce10" table:formula="of:=1-SUM([.C40:.E40])" office:value-type="float" office:value="0.55" calcext:value-type="float">
            <text:p>0.55</text:p>
          </table:table-cell>
          <table:table-cell table:style-name="ce14" table:formula="of:=IF(MOD(ROW(); 2)=MOD(COLUMN();2); [.$P40]*[.$P40] + [.$P40]*(1-[.$P40])*[.Q40]; [.$P40]*(1-[.$P40])*[.Q40])" office:value-type="float" office:value="0.056226872792953" calcext:value-type="float">
            <text:p>0.0562268728</text:p>
          </table:table-cell>
          <table:table-cell table:style-name="ce20" table:formula="of:=IF(MOD(ROW(); 2)=MOD(COLUMN();2); [.$P40]*[.$P40] + [.$P40]*(1-[.$P40])*[.R40]; [.$P40]*(1-[.$P40])*[.R40])" office:value-type="float" office:value="0.393773127207047" calcext:value-type="float">
            <text:p>0.3937731272</text:p>
          </table:table-cell>
          <table:table-cell table:number-columns-repeated="8"/>
          <table:table-cell table:formula="of:=RAND()" office:value-type="float" office:value="0.0878485757004446" calcext:value-type="float">
            <text:p>0.0878485757</text:p>
          </table:table-cell>
          <table:table-cell table:formula="of:=RAND()" office:value-type="float" office:value="0.298844146228509" calcext:value-type="float">
            <text:p>0.2988441462</text:p>
          </table:table-cell>
          <table:table-cell/>
          <table:table-cell table:formula="of:=[.P39]" office:value-type="float" office:value="0.45" calcext:value-type="float">
            <text:p>0.45</text:p>
          </table:table-cell>
          <table:table-cell table:formula="of:=[.M40]/SUM([.$M40:.$N40])" office:value-type="float" office:value="0.227179284011931" calcext:value-type="float">
            <text:p>0.227179284</text:p>
          </table:table-cell>
          <table:table-cell table:formula="of:=[.N40]/SUM([.$M40:.$N40])" office:value-type="float" office:value="0.772820715988069" calcext:value-type="float">
            <text:p>0.772820716</text:p>
          </table:table-cell>
        </table:table-row>
        <table:table-row table:style-name="ro1">
          <table:table-cell/>
          <table:table-cell table:style-name="ce10" table:formula="of:=1-SUM([.C41:.E41])" office:value-type="float" office:value="0.5" calcext:value-type="float">
            <text:p>0.5</text:p>
          </table:table-cell>
          <table:table-cell table:style-name="ce14" table:formula="of:=IF(MOD(ROW(); 2)=MOD(COLUMN();2); [.$P41]*[.$P41] + [.$P41]*(1-[.$P41])*[.Q41]; [.$P41]*(1-[.$P41])*[.Q41])" office:value-type="float" office:value="0.415529772551669" calcext:value-type="float">
            <text:p>0.4155297726</text:p>
          </table:table-cell>
          <table:table-cell table:style-name="ce20" table:formula="of:=IF(MOD(ROW(); 2)=MOD(COLUMN();2); [.$P41]*[.$P41] + [.$P41]*(1-[.$P41])*[.R41]; [.$P41]*(1-[.$P41])*[.R41])" office:value-type="float" office:value="0.084470227448331" calcext:value-type="float">
            <text:p>0.0844702274</text:p>
          </table:table-cell>
          <table:table-cell table:number-columns-repeated="8"/>
          <table:table-cell table:formula="of:=RAND()" office:value-type="float" office:value="0.926806227990082" calcext:value-type="float">
            <text:p>0.926806228</text:p>
          </table:table-cell>
          <table:table-cell table:formula="of:=RAND()" office:value-type="float" office:value="0.472951371055711" calcext:value-type="float">
            <text:p>0.4729513711</text:p>
          </table:table-cell>
          <table:table-cell/>
          <table:table-cell table:formula="of:=[.P40]+0.05" office:value-type="float" office:value="0.5" calcext:value-type="float">
            <text:p>0.5</text:p>
          </table:table-cell>
          <table:table-cell table:formula="of:=[.M41]/SUM([.$M41:.$N41])" office:value-type="float" office:value="0.662119090206676" calcext:value-type="float">
            <text:p>0.6621190902</text:p>
          </table:table-cell>
          <table:table-cell table:formula="of:=[.N41]/SUM([.$M41:.$N41])" office:value-type="float" office:value="0.337880909793324" calcext:value-type="float">
            <text:p>0.3378809098</text:p>
          </table:table-cell>
        </table:table-row>
        <table:table-row table:style-name="ro1">
          <table:table-cell/>
          <table:table-cell table:style-name="ce10" table:formula="of:=1-SUM([.C42:.E42])" office:value-type="float" office:value="0.5" calcext:value-type="float">
            <text:p>0.5</text:p>
          </table:table-cell>
          <table:table-cell table:style-name="ce14" table:formula="of:=IF(MOD(ROW(); 2)=MOD(COLUMN();2); [.$P42]*[.$P42] + [.$P42]*(1-[.$P42])*[.Q42]; [.$P42]*(1-[.$P42])*[.Q42])" office:value-type="float" office:value="0.21060678402505" calcext:value-type="float">
            <text:p>0.210606784</text:p>
          </table:table-cell>
          <table:table-cell table:style-name="ce20" table:formula="of:=IF(MOD(ROW(); 2)=MOD(COLUMN();2); [.$P42]*[.$P42] + [.$P42]*(1-[.$P42])*[.R42]; [.$P42]*(1-[.$P42])*[.R42])" office:value-type="float" office:value="0.28939321597495" calcext:value-type="float">
            <text:p>0.289393216</text:p>
          </table:table-cell>
          <table:table-cell table:number-columns-repeated="8"/>
          <table:table-cell table:formula="of:=RAND()" office:value-type="float" office:value="0.980727258467734" calcext:value-type="float">
            <text:p>0.9807272585</text:p>
          </table:table-cell>
          <table:table-cell table:formula="of:=RAND()" office:value-type="float" office:value="0.183441387627592" calcext:value-type="float">
            <text:p>0.1834413876</text:p>
          </table:table-cell>
          <table:table-cell/>
          <table:table-cell table:formula="of:=[.P41]" office:value-type="float" office:value="0.5" calcext:value-type="float">
            <text:p>0.5</text:p>
          </table:table-cell>
          <table:table-cell table:formula="of:=[.M42]/SUM([.$M42:.$N42])" office:value-type="float" office:value="0.842427136100201" calcext:value-type="float">
            <text:p>0.8424271361</text:p>
          </table:table-cell>
          <table:table-cell table:formula="of:=[.N42]/SUM([.$M42:.$N42])" office:value-type="float" office:value="0.157572863899799" calcext:value-type="float">
            <text:p>0.1575728639</text:p>
          </table:table-cell>
        </table:table-row>
        <table:table-row table:style-name="ro1">
          <table:table-cell/>
          <table:table-cell table:style-name="ce10" table:formula="of:=1-SUM([.C43:.E43])" office:value-type="float" office:value="0.45" calcext:value-type="float">
            <text:p>0.45</text:p>
          </table:table-cell>
          <table:table-cell table:style-name="ce15" table:formula="of:=IF(MOD(ROW(); 2)=MOD(COLUMN();2); [.$P43]*[.$P43] + [.$P43]*(1-[.$P43])*[.Q43]; [.$P43]*(1-[.$P43])*[.Q43])" office:value-type="float" office:value="0.401365812576716" calcext:value-type="float">
            <text:p>0.4013658126</text:p>
          </table:table-cell>
          <table:table-cell table:style-name="ce21" table:formula="of:=IF(MOD(ROW(); 2)=MOD(COLUMN();2); [.$P43]*[.$P43] + [.$P43]*(1-[.$P43])*[.R43]; [.$P43]*(1-[.$P43])*[.R43])" office:value-type="float" office:value="0.148634187423284" calcext:value-type="float">
            <text:p>0.1486341874</text:p>
          </table:table-cell>
          <table:table-cell table:style-name="ce25"/>
          <table:table-cell table:style-name="ce29"/>
          <table:table-cell table:style-name="ce33"/>
          <table:table-cell table:style-name="ce37"/>
          <table:table-cell table:style-name="ce41"/>
          <table:table-cell table:style-name="ce45"/>
          <table:table-cell table:style-name="ce49"/>
          <table:table-cell table:style-name="ce53"/>
          <table:table-cell table:formula="of:=RAND()" office:value-type="float" office:value="0.659992095985731" calcext:value-type="float">
            <text:p>0.659992096</text:p>
          </table:table-cell>
          <table:table-cell table:formula="of:=RAND()" office:value-type="float" office:value="0.992227609685691" calcext:value-type="float">
            <text:p>0.9922276097</text:p>
          </table:table-cell>
          <table:table-cell/>
          <table:table-cell table:formula="of:=[.P42]+0.05" office:value-type="float" office:value="0.55" calcext:value-type="float">
            <text:p>0.55</text:p>
          </table:table-cell>
          <table:table-cell table:formula="of:=[.M43]/SUM([.$M43:.$N43])" office:value-type="float" office:value="0.399457828592794" calcext:value-type="float">
            <text:p>0.3994578286</text:p>
          </table:table-cell>
          <table:table-cell table:formula="of:=[.N43]/SUM([.$M43:.$N43])" office:value-type="float" office:value="0.600542171407206" calcext:value-type="float">
            <text:p>0.6005421714</text:p>
          </table:table-cell>
        </table:table-row>
        <table:table-row table:style-name="ro1">
          <table:table-cell/>
          <table:table-cell table:style-name="ce10" table:formula="of:=1-SUM([.C44:.E44])" office:value-type="float" office:value="0.45" calcext:value-type="float">
            <text:p>0.45</text:p>
          </table:table-cell>
          <table:table-cell table:style-name="ce15" table:formula="of:=IF(MOD(ROW(); 2)=MOD(COLUMN();2); [.$P44]*[.$P44] + [.$P44]*(1-[.$P44])*[.Q44]; [.$P44]*(1-[.$P44])*[.Q44])" office:value-type="float" office:value="0.0305119970060883" calcext:value-type="float">
            <text:p>0.030511997</text:p>
          </table:table-cell>
          <table:table-cell table:style-name="ce21" table:formula="of:=IF(MOD(ROW(); 2)=MOD(COLUMN();2); [.$P44]*[.$P44] + [.$P44]*(1-[.$P44])*[.R44]; [.$P44]*(1-[.$P44])*[.R44])" office:value-type="float" office:value="0.519488002993912" calcext:value-type="float">
            <text:p>0.519488003</text:p>
          </table:table-cell>
          <table:table-cell table:style-name="ce26"/>
          <table:table-cell table:style-name="ce30"/>
          <table:table-cell table:style-name="ce34"/>
          <table:table-cell table:style-name="ce38"/>
          <table:table-cell table:style-name="ce42"/>
          <table:table-cell table:style-name="ce46"/>
          <table:table-cell table:style-name="ce50"/>
          <table:table-cell table:style-name="ce54"/>
          <table:table-cell table:formula="of:=RAND()" office:value-type="float" office:value="0.0765557180941016" calcext:value-type="float">
            <text:p>0.0765557181</text:p>
          </table:table-cell>
          <table:table-cell table:formula="of:=RAND()" office:value-type="float" office:value="0.54443084743648" calcext:value-type="float">
            <text:p>0.5444308474</text:p>
          </table:table-cell>
          <table:table-cell/>
          <table:table-cell table:formula="of:=[.P43]" office:value-type="float" office:value="0.55" calcext:value-type="float">
            <text:p>0.55</text:p>
          </table:table-cell>
          <table:table-cell table:formula="of:=[.M44]/SUM([.$M44:.$N44])" office:value-type="float" office:value="0.123280795984195" calcext:value-type="float">
            <text:p>0.123280796</text:p>
          </table:table-cell>
          <table:table-cell table:formula="of:=[.N44]/SUM([.$M44:.$N44])" office:value-type="float" office:value="0.876719204015805" calcext:value-type="float">
            <text:p>0.876719204</text:p>
          </table:table-cell>
        </table:table-row>
        <table:table-row table:style-name="ro1">
          <table:table-cell/>
          <table:table-cell table:style-name="ce10" table:formula="of:=1-SUM([.C45:.E45])" office:value-type="float" office:value="0.4" calcext:value-type="float">
            <text:p>0.4</text:p>
          </table:table-cell>
          <table:table-cell table:style-name="ce16" table:formula="of:=IF(MOD(ROW(); 2)=MOD(COLUMN();2); [.$P45]*[.$P45] + [.$P45]*(1-[.$P45])*[.Q45]; [.$P45]*(1-[.$P45])*[.Q45])" office:value-type="float" office:value="0.373449621583112" calcext:value-type="float">
            <text:p>0.3734496216</text:p>
          </table:table-cell>
          <table:table-cell table:style-name="ce22" table:formula="of:=IF(MOD(ROW(); 2)=MOD(COLUMN();2); [.$P45]*[.$P45] + [.$P45]*(1-[.$P45])*[.R45]; [.$P45]*(1-[.$P45])*[.R45])" office:value-type="float" office:value="0.226550378416888" calcext:value-type="float">
            <text:p>0.2265503784</text:p>
          </table:table-cell>
          <table:table-cell table:style-name="ce26"/>
          <table:table-cell table:style-name="ce30"/>
          <table:table-cell table:style-name="ce34"/>
          <table:table-cell table:style-name="ce38"/>
          <table:table-cell table:style-name="ce42"/>
          <table:table-cell table:style-name="ce46"/>
          <table:table-cell table:style-name="ce50"/>
          <table:table-cell table:style-name="ce54"/>
          <table:table-cell table:formula="of:=RAND()" office:value-type="float" office:value="0.0403863745083131" calcext:value-type="float">
            <text:p>0.0403863745</text:p>
          </table:table-cell>
          <table:table-cell table:formula="of:=RAND()" office:value-type="float" office:value="0.680282963442851" calcext:value-type="float">
            <text:p>0.6802829634</text:p>
          </table:table-cell>
          <table:table-cell/>
          <table:table-cell table:formula="of:=[.P44]+0.05" office:value-type="float" office:value="0.6" calcext:value-type="float">
            <text:p>0.6</text:p>
          </table:table-cell>
          <table:table-cell table:formula="of:=[.M45]/SUM([.$M45:.$N45])" office:value-type="float" office:value="0.0560400899296341" calcext:value-type="float">
            <text:p>0.0560400899</text:p>
          </table:table-cell>
          <table:table-cell table:formula="of:=[.N45]/SUM([.$M45:.$N45])" office:value-type="float" office:value="0.943959910070366" calcext:value-type="float">
            <text:p>0.9439599101</text:p>
          </table:table-cell>
        </table:table-row>
        <table:table-row table:style-name="ro1">
          <table:table-cell/>
          <table:table-cell table:style-name="ce10" table:formula="of:=1-SUM([.C46:.E46])" office:value-type="float" office:value="0.4" calcext:value-type="float">
            <text:p>0.4</text:p>
          </table:table-cell>
          <table:table-cell table:style-name="ce16" table:formula="of:=IF(MOD(ROW(); 2)=MOD(COLUMN();2); [.$P46]*[.$P46] + [.$P46]*(1-[.$P46])*[.Q46]; [.$P46]*(1-[.$P46])*[.Q46])" office:value-type="float" office:value="0.0227015543501109" calcext:value-type="float">
            <text:p>0.0227015544</text:p>
          </table:table-cell>
          <table:table-cell table:style-name="ce22" table:formula="of:=IF(MOD(ROW(); 2)=MOD(COLUMN();2); [.$P46]*[.$P46] + [.$P46]*(1-[.$P46])*[.R46]; [.$P46]*(1-[.$P46])*[.R46])" office:value-type="float" office:value="0.577298445649889" calcext:value-type="float">
            <text:p>0.5772984456</text:p>
          </table:table-cell>
          <table:table-cell table:style-name="ce26"/>
          <table:table-cell table:style-name="ce30"/>
          <table:table-cell table:style-name="ce34"/>
          <table:table-cell table:style-name="ce38"/>
          <table:table-cell table:style-name="ce42"/>
          <table:table-cell table:style-name="ce46"/>
          <table:table-cell table:style-name="ce50"/>
          <table:table-cell table:style-name="ce54"/>
          <table:table-cell table:formula="of:=RAND()" office:value-type="float" office:value="0.066491056507775" calcext:value-type="float">
            <text:p>0.0664910565</text:p>
          </table:table-cell>
          <table:table-cell table:formula="of:=RAND()" office:value-type="float" office:value="0.636449954304027" calcext:value-type="float">
            <text:p>0.6364499543</text:p>
          </table:table-cell>
          <table:table-cell/>
          <table:table-cell table:formula="of:=[.P45]" office:value-type="float" office:value="0.6" calcext:value-type="float">
            <text:p>0.6</text:p>
          </table:table-cell>
          <table:table-cell table:formula="of:=[.M46]/SUM([.$M46:.$N46])" office:value-type="float" office:value="0.0945898097921286" calcext:value-type="float">
            <text:p>0.0945898098</text:p>
          </table:table-cell>
          <table:table-cell table:formula="of:=[.N46]/SUM([.$M46:.$N46])" office:value-type="float" office:value="0.905410190207871" calcext:value-type="float">
            <text:p>0.9054101902</text:p>
          </table:table-cell>
        </table:table-row>
        <table:table-row table:style-name="ro1">
          <table:table-cell/>
          <table:table-cell table:style-name="ce10" table:formula="of:=1-SUM([.C47:.E47])" office:value-type="float" office:value="0.35" calcext:value-type="float">
            <text:p>0.35</text:p>
          </table:table-cell>
          <table:table-cell table:style-name="ce16" table:formula="of:=IF(MOD(ROW(); 2)=MOD(COLUMN();2); [.$P47]*[.$P47] + [.$P47]*(1-[.$P47])*[.Q47]; [.$P47]*(1-[.$P47])*[.Q47])" office:value-type="float" office:value="0.474090086700564" calcext:value-type="float">
            <text:p>0.4740900867</text:p>
          </table:table-cell>
          <table:table-cell table:style-name="ce22" table:formula="of:=IF(MOD(ROW(); 2)=MOD(COLUMN();2); [.$P47]*[.$P47] + [.$P47]*(1-[.$P47])*[.R47]; [.$P47]*(1-[.$P47])*[.R47])" office:value-type="float" office:value="0.175909913299436" calcext:value-type="float">
            <text:p>0.1759099133</text:p>
          </table:table-cell>
          <table:table-cell table:style-name="ce26"/>
          <table:table-cell table:style-name="ce30"/>
          <table:table-cell table:style-name="ce34"/>
          <table:table-cell table:style-name="ce38"/>
          <table:table-cell table:style-name="ce42"/>
          <table:table-cell table:style-name="ce46"/>
          <table:table-cell table:style-name="ce50"/>
          <table:table-cell table:style-name="ce54"/>
          <table:table-cell table:formula="of:=RAND()" office:value-type="float" office:value="0.177515558829274" calcext:value-type="float">
            <text:p>0.1775155588</text:p>
          </table:table-cell>
          <table:table-cell table:formula="of:=RAND()" office:value-type="float" office:value="0.605285793454905" calcext:value-type="float">
            <text:p>0.6052857935</text:p>
          </table:table-cell>
          <table:table-cell/>
          <table:table-cell table:formula="of:=[.P46]+0.05" office:value-type="float" office:value="0.65" calcext:value-type="float">
            <text:p>0.65</text:p>
          </table:table-cell>
          <table:table-cell table:formula="of:=[.M47]/SUM([.$M47:.$N47])" office:value-type="float" office:value="0.226769611870613" calcext:value-type="float">
            <text:p>0.2267696119</text:p>
          </table:table-cell>
          <table:table-cell table:formula="of:=[.N47]/SUM([.$M47:.$N47])" office:value-type="float" office:value="0.773230388129387" calcext:value-type="float">
            <text:p>0.7732303881</text:p>
          </table:table-cell>
        </table:table-row>
        <table:table-row table:style-name="ro1">
          <table:table-cell/>
          <table:table-cell table:style-name="ce10" table:formula="of:=1-SUM([.C48:.E48])" office:value-type="float" office:value="0.35" calcext:value-type="float">
            <text:p>0.35</text:p>
          </table:table-cell>
          <table:table-cell table:style-name="ce16" table:formula="of:=IF(MOD(ROW(); 2)=MOD(COLUMN();2); [.$P48]*[.$P48] + [.$P48]*(1-[.$P48])*[.Q48]; [.$P48]*(1-[.$P48])*[.Q48])" office:value-type="float" office:value="0.164366384139251" calcext:value-type="float">
            <text:p>0.1643663841</text:p>
          </table:table-cell>
          <table:table-cell table:style-name="ce22" table:formula="of:=IF(MOD(ROW(); 2)=MOD(COLUMN();2); [.$P48]*[.$P48] + [.$P48]*(1-[.$P48])*[.R48]; [.$P48]*(1-[.$P48])*[.R48])" office:value-type="float" office:value="0.485633615860749" calcext:value-type="float">
            <text:p>0.4856336159</text:p>
          </table:table-cell>
          <table:table-cell table:style-name="ce26"/>
          <table:table-cell table:style-name="ce30"/>
          <table:table-cell table:style-name="ce34"/>
          <table:table-cell table:style-name="ce38"/>
          <table:table-cell table:style-name="ce42"/>
          <table:table-cell table:style-name="ce46"/>
          <table:table-cell table:style-name="ce50"/>
          <table:table-cell table:style-name="ce54"/>
          <table:table-cell table:formula="of:=RAND()" office:value-type="float" office:value="0.979934033554589" calcext:value-type="float">
            <text:p>0.9799340336</text:p>
          </table:table-cell>
          <table:table-cell table:formula="of:=RAND()" office:value-type="float" office:value="0.376395569977964" calcext:value-type="float">
            <text:p>0.37639557</text:p>
          </table:table-cell>
          <table:table-cell/>
          <table:table-cell table:formula="of:=[.P47]" office:value-type="float" office:value="0.65" calcext:value-type="float">
            <text:p>0.65</text:p>
          </table:table-cell>
          <table:table-cell table:formula="of:=[.M48]/SUM([.$M48:.$N48])" office:value-type="float" office:value="0.72248960061209" calcext:value-type="float">
            <text:p>0.7224896006</text:p>
          </table:table-cell>
          <table:table-cell table:formula="of:=[.N48]/SUM([.$M48:.$N48])" office:value-type="float" office:value="0.277510399387909" calcext:value-type="float">
            <text:p>0.2775103994</text:p>
          </table:table-cell>
        </table:table-row>
        <table:table-row table:style-name="ro1">
          <table:table-cell/>
          <table:table-cell table:style-name="ce10" table:formula="of:=1-SUM([.C49:.E49])" office:value-type="float" office:value="0.3" calcext:value-type="float">
            <text:p>0.3</text:p>
          </table:table-cell>
          <table:table-cell table:style-name="ce16" table:formula="of:=IF(MOD(ROW(); 2)=MOD(COLUMN();2); [.$P49]*[.$P49] + [.$P49]*(1-[.$P49])*[.Q49]; [.$P49]*(1-[.$P49])*[.Q49])" office:value-type="float" office:value="0.604938839663903" calcext:value-type="float">
            <text:p>0.6049388397</text:p>
          </table:table-cell>
          <table:table-cell table:style-name="ce22" table:formula="of:=IF(MOD(ROW(); 2)=MOD(COLUMN();2); [.$P49]*[.$P49] + [.$P49]*(1-[.$P49])*[.R49]; [.$P49]*(1-[.$P49])*[.R49])" office:value-type="float" office:value="0.0950611603360973" calcext:value-type="float">
            <text:p>0.0950611603</text:p>
          </table:table-cell>
          <table:table-cell table:style-name="ce26"/>
          <table:table-cell table:style-name="ce30"/>
          <table:table-cell table:style-name="ce34"/>
          <table:table-cell table:style-name="ce38"/>
          <table:table-cell table:style-name="ce42"/>
          <table:table-cell table:style-name="ce46"/>
          <table:table-cell table:style-name="ce50"/>
          <table:table-cell table:style-name="ce54"/>
          <table:table-cell table:formula="of:=RAND()" office:value-type="float" office:value="0.479110120429419" calcext:value-type="float">
            <text:p>0.4791101204</text:p>
          </table:table-cell>
          <table:table-cell table:formula="of:=RAND()" office:value-type="float" office:value="0.396252164281171" calcext:value-type="float">
            <text:p>0.3962521643</text:p>
          </table:table-cell>
          <table:table-cell/>
          <table:table-cell table:formula="of:=[.P48]+0.05" office:value-type="float" office:value="0.7" calcext:value-type="float">
            <text:p>0.7</text:p>
          </table:table-cell>
          <table:table-cell table:formula="of:=[.M49]/SUM([.$M49:.$N49])" office:value-type="float" office:value="0.547327807923346" calcext:value-type="float">
            <text:p>0.5473278079</text:p>
          </table:table-cell>
          <table:table-cell table:formula="of:=[.N49]/SUM([.$M49:.$N49])" office:value-type="float" office:value="0.452672192076654" calcext:value-type="float">
            <text:p>0.4526721921</text:p>
          </table:table-cell>
        </table:table-row>
        <table:table-row table:style-name="ro1">
          <table:table-cell/>
          <table:table-cell table:style-name="ce10" table:formula="of:=1-SUM([.C50:.E50])" office:value-type="float" office:value="0.3" calcext:value-type="float">
            <text:p>0.3</text:p>
          </table:table-cell>
          <table:table-cell table:style-name="ce16" table:formula="of:=IF(MOD(ROW(); 2)=MOD(COLUMN();2); [.$P50]*[.$P50] + [.$P50]*(1-[.$P50])*[.Q50]; [.$P50]*(1-[.$P50])*[.Q50])" office:value-type="float" office:value="0.081385092304887" calcext:value-type="float">
            <text:p>0.0813850923</text:p>
          </table:table-cell>
          <table:table-cell table:style-name="ce22" table:formula="of:=IF(MOD(ROW(); 2)=MOD(COLUMN();2); [.$P50]*[.$P50] + [.$P50]*(1-[.$P50])*[.R50]; [.$P50]*(1-[.$P50])*[.R50])" office:value-type="float" office:value="0.618614907695113" calcext:value-type="float">
            <text:p>0.6186149077</text:p>
          </table:table-cell>
          <table:table-cell table:style-name="ce26"/>
          <table:table-cell table:style-name="ce30"/>
          <table:table-cell table:style-name="ce34"/>
          <table:table-cell table:style-name="ce38"/>
          <table:table-cell table:style-name="ce42"/>
          <table:table-cell table:style-name="ce46"/>
          <table:table-cell table:style-name="ce50"/>
          <table:table-cell table:style-name="ce54"/>
          <table:table-cell table:formula="of:=RAND()" office:value-type="float" office:value="0.411964240954788" calcext:value-type="float">
            <text:p>0.411964241</text:p>
          </table:table-cell>
          <table:table-cell table:formula="of:=RAND()" office:value-type="float" office:value="0.651037448303117" calcext:value-type="float">
            <text:p>0.6510374483</text:p>
          </table:table-cell>
          <table:table-cell/>
          <table:table-cell table:formula="of:=[.P49]" office:value-type="float" office:value="0.7" calcext:value-type="float">
            <text:p>0.7</text:p>
          </table:table-cell>
          <table:table-cell table:formula="of:=[.M50]/SUM([.$M50:.$N50])" office:value-type="float" office:value="0.3875480585947" calcext:value-type="float">
            <text:p>0.3875480586</text:p>
          </table:table-cell>
          <table:table-cell table:formula="of:=[.N50]/SUM([.$M50:.$N50])" office:value-type="float" office:value="0.6124519414053" calcext:value-type="float">
            <text:p>0.6124519414</text:p>
          </table:table-cell>
        </table:table-row>
        <table:table-row table:style-name="ro1">
          <table:table-cell/>
          <table:table-cell table:style-name="ce10" table:formula="of:=1-SUM([.C51:.E51])" office:value-type="float" office:value="0.25" calcext:value-type="float">
            <text:p>0.25</text:p>
          </table:table-cell>
          <table:table-cell table:style-name="ce16" table:formula="of:=IF(MOD(ROW(); 2)=MOD(COLUMN();2); [.$P51]*[.$P51] + [.$P51]*(1-[.$P51])*[.Q51]; [.$P51]*(1-[.$P51])*[.Q51])" office:value-type="float" office:value="0.593149800793501" calcext:value-type="float">
            <text:p>0.5931498008</text:p>
          </table:table-cell>
          <table:table-cell table:style-name="ce22" table:formula="of:=IF(MOD(ROW(); 2)=MOD(COLUMN();2); [.$P51]*[.$P51] + [.$P51]*(1-[.$P51])*[.R51]; [.$P51]*(1-[.$P51])*[.R51])" office:value-type="float" office:value="0.156850199206499" calcext:value-type="float">
            <text:p>0.1568501992</text:p>
          </table:table-cell>
          <table:table-cell table:style-name="ce26"/>
          <table:table-cell table:style-name="ce30"/>
          <table:table-cell table:style-name="ce34"/>
          <table:table-cell table:style-name="ce38"/>
          <table:table-cell table:style-name="ce42"/>
          <table:table-cell table:style-name="ce46"/>
          <table:table-cell table:style-name="ce50"/>
          <table:table-cell table:style-name="ce54"/>
          <table:table-cell table:formula="of:=RAND()" office:value-type="float" office:value="0.17857578229335" calcext:value-type="float">
            <text:p>0.1785757823</text:p>
          </table:table-cell>
          <table:table-cell table:formula="of:=RAND()" office:value-type="float" office:value="0.913860654915167" calcext:value-type="float">
            <text:p>0.9138606549</text:p>
          </table:table-cell>
          <table:table-cell/>
          <table:table-cell table:formula="of:=[.P50]+0.05" office:value-type="float" office:value="0.75" calcext:value-type="float">
            <text:p>0.75</text:p>
          </table:table-cell>
          <table:table-cell table:formula="of:=[.M51]/SUM([.$M51:.$N51])" office:value-type="float" office:value="0.163465604232006" calcext:value-type="float">
            <text:p>0.1634656042</text:p>
          </table:table-cell>
          <table:table-cell table:formula="of:=[.N51]/SUM([.$M51:.$N51])" office:value-type="float" office:value="0.836534395767994" calcext:value-type="float">
            <text:p>0.8365343958</text:p>
          </table:table-cell>
        </table:table-row>
        <table:table-row table:style-name="ro1">
          <table:table-cell/>
          <table:table-cell table:style-name="ce10" table:formula="of:=1-SUM([.C52:.E52])" office:value-type="float" office:value="0.25" calcext:value-type="float">
            <text:p>0.25</text:p>
          </table:table-cell>
          <table:table-cell table:style-name="ce16" table:formula="of:=IF(MOD(ROW(); 2)=MOD(COLUMN();2); [.$P52]*[.$P52] + [.$P52]*(1-[.$P52])*[.Q52]; [.$P52]*(1-[.$P52])*[.Q52])" office:value-type="float" office:value="0.167011354715525" calcext:value-type="float">
            <text:p>0.1670113547</text:p>
          </table:table-cell>
          <table:table-cell table:style-name="ce22" table:formula="of:=IF(MOD(ROW(); 2)=MOD(COLUMN();2); [.$P52]*[.$P52] + [.$P52]*(1-[.$P52])*[.R52]; [.$P52]*(1-[.$P52])*[.R52])" office:value-type="float" office:value="0.582988645284476" calcext:value-type="float">
            <text:p>0.5829886453</text:p>
          </table:table-cell>
          <table:table-cell table:style-name="ce26"/>
          <table:table-cell table:style-name="ce30"/>
          <table:table-cell table:style-name="ce34"/>
          <table:table-cell table:style-name="ce38"/>
          <table:table-cell table:style-name="ce42"/>
          <table:table-cell table:style-name="ce46"/>
          <table:table-cell table:style-name="ce50"/>
          <table:table-cell table:style-name="ce54"/>
          <table:table-cell table:formula="of:=RAND()" office:value-type="float" office:value="0.634033411691763" calcext:value-type="float">
            <text:p>0.6340334117</text:p>
          </table:table-cell>
          <table:table-cell table:formula="of:=RAND()" office:value-type="float" office:value="0.0777820507640648" calcext:value-type="float">
            <text:p>0.0777820508</text:p>
          </table:table-cell>
          <table:table-cell/>
          <table:table-cell table:formula="of:=[.P51]" office:value-type="float" office:value="0.75" calcext:value-type="float">
            <text:p>0.75</text:p>
          </table:table-cell>
          <table:table-cell table:formula="of:=[.M52]/SUM([.$M52:.$N52])" office:value-type="float" office:value="0.890727225149466" calcext:value-type="float">
            <text:p>0.8907272251</text:p>
          </table:table-cell>
          <table:table-cell table:formula="of:=[.N52]/SUM([.$M52:.$N52])" office:value-type="float" office:value="0.109272774850534" calcext:value-type="float">
            <text:p>0.1092727749</text:p>
          </table:table-cell>
        </table:table-row>
        <table:table-row table:style-name="ro1">
          <table:table-cell/>
          <table:table-cell table:style-name="ce10" table:formula="of:=1-SUM([.C53:.E53])" office:value-type="float" office:value="0.2" calcext:value-type="float">
            <text:p>0.2</text:p>
          </table:table-cell>
          <table:table-cell table:style-name="ce16" table:formula="of:=IF(MOD(ROW(); 2)=MOD(COLUMN();2); [.$P53]*[.$P53] + [.$P53]*(1-[.$P53])*[.Q53]; [.$P53]*(1-[.$P53])*[.Q53])" office:value-type="float" office:value="0.768772782022706" calcext:value-type="float">
            <text:p>0.768772782</text:p>
          </table:table-cell>
          <table:table-cell table:style-name="ce22" table:formula="of:=IF(MOD(ROW(); 2)=MOD(COLUMN();2); [.$P53]*[.$P53] + [.$P53]*(1-[.$P53])*[.R53]; [.$P53]*(1-[.$P53])*[.R53])" office:value-type="float" office:value="0.0312272179772944" calcext:value-type="float">
            <text:p>0.031227218</text:p>
          </table:table-cell>
          <table:table-cell table:style-name="ce26"/>
          <table:table-cell table:style-name="ce30"/>
          <table:table-cell table:style-name="ce34"/>
          <table:table-cell table:style-name="ce38"/>
          <table:table-cell table:style-name="ce42"/>
          <table:table-cell table:style-name="ce46"/>
          <table:table-cell table:style-name="ce50"/>
          <table:table-cell table:style-name="ce54"/>
          <table:table-cell table:formula="of:=RAND()" office:value-type="float" office:value="0.429863386181169" calcext:value-type="float">
            <text:p>0.4298633862</text:p>
          </table:table-cell>
          <table:table-cell table:formula="of:=RAND()" office:value-type="float" office:value="0.104241264729144" calcext:value-type="float">
            <text:p>0.1042412647</text:p>
          </table:table-cell>
          <table:table-cell/>
          <table:table-cell table:formula="of:=[.P52]+0.05" office:value-type="float" office:value="0.8" calcext:value-type="float">
            <text:p>0.8</text:p>
          </table:table-cell>
          <table:table-cell table:formula="of:=[.M53]/SUM([.$M53:.$N53])" office:value-type="float" office:value="0.80482988764191" calcext:value-type="float">
            <text:p>0.8048298876</text:p>
          </table:table-cell>
          <table:table-cell table:formula="of:=[.N53]/SUM([.$M53:.$N53])" office:value-type="float" office:value="0.19517011235809" calcext:value-type="float">
            <text:p>0.1951701124</text:p>
          </table:table-cell>
        </table:table-row>
        <table:table-row table:style-name="ro1">
          <table:table-cell/>
          <table:table-cell table:style-name="ce10" table:formula="of:=1-SUM([.C54:.E54])" office:value-type="float" office:value="0.2" calcext:value-type="float">
            <text:p>0.2</text:p>
          </table:table-cell>
          <table:table-cell table:style-name="ce16" table:formula="of:=IF(MOD(ROW(); 2)=MOD(COLUMN();2); [.$P54]*[.$P54] + [.$P54]*(1-[.$P54])*[.Q54]; [.$P54]*(1-[.$P54])*[.Q54])" office:value-type="float" office:value="0.124083031293534" calcext:value-type="float">
            <text:p>0.1240830313</text:p>
          </table:table-cell>
          <table:table-cell table:style-name="ce22" table:formula="of:=IF(MOD(ROW(); 2)=MOD(COLUMN();2); [.$P54]*[.$P54] + [.$P54]*(1-[.$P54])*[.R54]; [.$P54]*(1-[.$P54])*[.R54])" office:value-type="float" office:value="0.675916968706467" calcext:value-type="float">
            <text:p>0.6759169687</text:p>
          </table:table-cell>
          <table:table-cell table:style-name="ce26"/>
          <table:table-cell table:style-name="ce30"/>
          <table:table-cell table:style-name="ce34"/>
          <table:table-cell table:style-name="ce38"/>
          <table:table-cell table:style-name="ce42"/>
          <table:table-cell table:style-name="ce46"/>
          <table:table-cell table:style-name="ce50"/>
          <table:table-cell table:style-name="ce54"/>
          <table:table-cell table:formula="of:=RAND()" office:value-type="float" office:value="0.663118771185824" calcext:value-type="float">
            <text:p>0.6631187712</text:p>
          </table:table-cell>
          <table:table-cell table:formula="of:=RAND()" office:value-type="float" office:value="0.19194579552952" calcext:value-type="float">
            <text:p>0.1919457955</text:p>
          </table:table-cell>
          <table:table-cell/>
          <table:table-cell table:formula="of:=[.P53]" office:value-type="float" office:value="0.8" calcext:value-type="float">
            <text:p>0.8</text:p>
          </table:table-cell>
          <table:table-cell table:formula="of:=[.M54]/SUM([.$M54:.$N54])" office:value-type="float" office:value="0.775518945584585" calcext:value-type="float">
            <text:p>0.7755189456</text:p>
          </table:table-cell>
          <table:table-cell table:formula="of:=[.N54]/SUM([.$M54:.$N54])" office:value-type="float" office:value="0.224481054415415" calcext:value-type="float">
            <text:p>0.2244810544</text:p>
          </table:table-cell>
        </table:table-row>
        <table:table-row table:style-name="ro1">
          <table:table-cell/>
          <table:table-cell table:style-name="ce10" table:formula="of:=1-SUM([.C55:.E55])" office:value-type="float" office:value="0.15" calcext:value-type="float">
            <text:p>0.15</text:p>
          </table:table-cell>
          <table:table-cell table:style-name="ce16" table:formula="of:=IF(MOD(ROW(); 2)=MOD(COLUMN();2); [.$P55]*[.$P55] + [.$P55]*(1-[.$P55])*[.Q55]; [.$P55]*(1-[.$P55])*[.Q55])" office:value-type="float" office:value="0.781891484821376" calcext:value-type="float">
            <text:p>0.7818914848</text:p>
          </table:table-cell>
          <table:table-cell table:style-name="ce22" table:formula="of:=IF(MOD(ROW(); 2)=MOD(COLUMN();2); [.$P55]*[.$P55] + [.$P55]*(1-[.$P55])*[.R55]; [.$P55]*(1-[.$P55])*[.R55])" office:value-type="float" office:value="0.0681085151786238" calcext:value-type="float">
            <text:p>0.0681085152</text:p>
          </table:table-cell>
          <table:table-cell table:style-name="ce26"/>
          <table:table-cell table:style-name="ce30"/>
          <table:table-cell table:style-name="ce34"/>
          <table:table-cell table:style-name="ce38"/>
          <table:table-cell table:style-name="ce42"/>
          <table:table-cell table:style-name="ce46"/>
          <table:table-cell table:style-name="ce50"/>
          <table:table-cell table:style-name="ce54"/>
          <table:table-cell table:formula="of:=RAND()" office:value-type="float" office:value="0.600273876879294" calcext:value-type="float">
            <text:p>0.6002738769</text:p>
          </table:table-cell>
          <table:table-cell table:formula="of:=RAND()" office:value-type="float" office:value="0.688377510306831" calcext:value-type="float">
            <text:p>0.6883775103</text:p>
          </table:table-cell>
          <table:table-cell/>
          <table:table-cell table:formula="of:=[.P54]+0.05" office:value-type="float" office:value="0.85" calcext:value-type="float">
            <text:p>0.85</text:p>
          </table:table-cell>
          <table:table-cell table:formula="of:=[.M55]/SUM([.$M55:.$N55])" office:value-type="float" office:value="0.465815567226479" calcext:value-type="float">
            <text:p>0.4658155672</text:p>
          </table:table-cell>
          <table:table-cell table:formula="of:=[.N55]/SUM([.$M55:.$N55])" office:value-type="float" office:value="0.534184432773521" calcext:value-type="float">
            <text:p>0.5341844328</text:p>
          </table:table-cell>
        </table:table-row>
        <table:table-row table:style-name="ro1">
          <table:table-cell/>
          <table:table-cell table:style-name="ce10" table:formula="of:=1-SUM([.C56:.E56])" office:value-type="float" office:value="0.15" calcext:value-type="float">
            <text:p>0.15</text:p>
          </table:table-cell>
          <table:table-cell table:style-name="ce16" table:formula="of:=IF(MOD(ROW(); 2)=MOD(COLUMN();2); [.$P56]*[.$P56] + [.$P56]*(1-[.$P56])*[.Q56]; [.$P56]*(1-[.$P56])*[.Q56])" office:value-type="float" office:value="0.0776446766090784" calcext:value-type="float">
            <text:p>0.0776446766</text:p>
          </table:table-cell>
          <table:table-cell table:style-name="ce22" table:formula="of:=IF(MOD(ROW(); 2)=MOD(COLUMN();2); [.$P56]*[.$P56] + [.$P56]*(1-[.$P56])*[.R56]; [.$P56]*(1-[.$P56])*[.R56])" office:value-type="float" office:value="0.772355323390922" calcext:value-type="float">
            <text:p>0.7723553234</text:p>
          </table:table-cell>
          <table:table-cell table:style-name="ce26"/>
          <table:table-cell table:style-name="ce30"/>
          <table:table-cell table:style-name="ce34"/>
          <table:table-cell table:style-name="ce38"/>
          <table:table-cell table:style-name="ce42"/>
          <table:table-cell table:style-name="ce46"/>
          <table:table-cell table:style-name="ce50"/>
          <table:table-cell table:style-name="ce54"/>
          <table:table-cell table:formula="of:=RAND()" office:value-type="float" office:value="0.376575187140308" calcext:value-type="float">
            <text:p>0.3765751871</text:p>
          </table:table-cell>
          <table:table-cell table:formula="of:=RAND()" office:value-type="float" office:value="0.241797358889144" calcext:value-type="float">
            <text:p>0.2417973589</text:p>
          </table:table-cell>
          <table:table-cell/>
          <table:table-cell table:formula="of:=[.P55]" office:value-type="float" office:value="0.85" calcext:value-type="float">
            <text:p>0.85</text:p>
          </table:table-cell>
          <table:table-cell table:formula="of:=[.M56]/SUM([.$M56:.$N56])" office:value-type="float" office:value="0.608977855757478" calcext:value-type="float">
            <text:p>0.6089778558</text:p>
          </table:table-cell>
          <table:table-cell table:formula="of:=[.N56]/SUM([.$M56:.$N56])" office:value-type="float" office:value="0.391022144242522" calcext:value-type="float">
            <text:p>0.3910221442</text:p>
          </table:table-cell>
        </table:table-row>
        <table:table-row table:style-name="ro1">
          <table:table-cell/>
          <table:table-cell table:style-name="ce10" table:formula="of:=1-SUM([.C57:.E57])" office:value-type="float" office:value="0.0999999999999998" calcext:value-type="float">
            <text:p>0.1</text:p>
          </table:table-cell>
          <table:table-cell table:style-name="ce16" table:formula="of:=IF(MOD(ROW(); 2)=MOD(COLUMN();2); [.$P57]*[.$P57] + [.$P57]*(1-[.$P57])*[.Q57]; [.$P57]*(1-[.$P57])*[.Q57])" office:value-type="float" office:value="0.823287614378115" calcext:value-type="float">
            <text:p>0.8232876144</text:p>
          </table:table-cell>
          <table:table-cell table:style-name="ce22" table:formula="of:=IF(MOD(ROW(); 2)=MOD(COLUMN();2); [.$P57]*[.$P57] + [.$P57]*(1-[.$P57])*[.R57]; [.$P57]*(1-[.$P57])*[.R57])" office:value-type="float" office:value="0.0767123856218851" calcext:value-type="float">
            <text:p>0.0767123856</text:p>
          </table:table-cell>
          <table:table-cell table:style-name="ce26"/>
          <table:table-cell table:style-name="ce30"/>
          <table:table-cell table:style-name="ce34"/>
          <table:table-cell table:style-name="ce38"/>
          <table:table-cell table:style-name="ce42"/>
          <table:table-cell table:style-name="ce46"/>
          <table:table-cell table:style-name="ce50"/>
          <table:table-cell table:style-name="ce54"/>
          <table:table-cell table:formula="of:=RAND()" office:value-type="float" office:value="0.169870896788202" calcext:value-type="float">
            <text:p>0.1698708968</text:p>
          </table:table-cell>
          <table:table-cell table:formula="of:=RAND()" office:value-type="float" office:value="0.980702883868673" calcext:value-type="float">
            <text:p>0.9807028839</text:p>
          </table:table-cell>
          <table:table-cell/>
          <table:table-cell table:formula="of:=[.P56]+0.05" office:value-type="float" office:value="0.9" calcext:value-type="float">
            <text:p>0.9</text:p>
          </table:table-cell>
          <table:table-cell table:formula="of:=[.M57]/SUM([.$M57:.$N57])" office:value-type="float" office:value="0.147640159756831" calcext:value-type="float">
            <text:p>0.1476401598</text:p>
          </table:table-cell>
          <table:table-cell table:formula="of:=[.N57]/SUM([.$M57:.$N57])" office:value-type="float" office:value="0.852359840243169" calcext:value-type="float">
            <text:p>0.8523598402</text:p>
          </table:table-cell>
        </table:table-row>
        <table:table-row table:style-name="ro1">
          <table:table-cell/>
          <table:table-cell table:style-name="ce10" table:formula="of:=1-SUM([.C58:.E58])" office:value-type="float" office:value="0.0999999999999998" calcext:value-type="float">
            <text:p>0.1</text:p>
          </table:table-cell>
          <table:table-cell table:style-name="ce16" table:formula="of:=IF(MOD(ROW(); 2)=MOD(COLUMN();2); [.$P58]*[.$P58] + [.$P58]*(1-[.$P58])*[.Q58]; [.$P58]*(1-[.$P58])*[.Q58])" office:value-type="float" office:value="0.0223865413005596" calcext:value-type="float">
            <text:p>0.0223865413</text:p>
          </table:table-cell>
          <table:table-cell table:style-name="ce22" table:formula="of:=IF(MOD(ROW(); 2)=MOD(COLUMN();2); [.$P58]*[.$P58] + [.$P58]*(1-[.$P58])*[.R58]; [.$P58]*(1-[.$P58])*[.R58])" office:value-type="float" office:value="0.877613458699441" calcext:value-type="float">
            <text:p>0.8776134587</text:p>
          </table:table-cell>
          <table:table-cell table:style-name="ce26"/>
          <table:table-cell table:style-name="ce30"/>
          <table:table-cell table:style-name="ce34"/>
          <table:table-cell table:style-name="ce38"/>
          <table:table-cell table:style-name="ce42"/>
          <table:table-cell table:style-name="ce46"/>
          <table:table-cell table:style-name="ce50"/>
          <table:table-cell table:style-name="ce54"/>
          <table:table-cell table:formula="of:=RAND()" office:value-type="float" office:value="0.299960836215761" calcext:value-type="float">
            <text:p>0.2999608362</text:p>
          </table:table-cell>
          <table:table-cell table:formula="of:=RAND()" office:value-type="float" office:value="0.905963513462301" calcext:value-type="float">
            <text:p>0.9059635135</text:p>
          </table:table-cell>
          <table:table-cell/>
          <table:table-cell table:formula="of:=[.P57]" office:value-type="float" office:value="0.9" calcext:value-type="float">
            <text:p>0.9</text:p>
          </table:table-cell>
          <table:table-cell table:formula="of:=[.M58]/SUM([.$M58:.$N58])" office:value-type="float" office:value="0.248739347783996" calcext:value-type="float">
            <text:p>0.2487393478</text:p>
          </table:table-cell>
          <table:table-cell table:formula="of:=[.N58]/SUM([.$M58:.$N58])" office:value-type="float" office:value="0.751260652216004" calcext:value-type="float">
            <text:p>0.7512606522</text:p>
          </table:table-cell>
        </table:table-row>
        <table:table-row table:style-name="ro1">
          <table:table-cell/>
          <table:table-cell table:style-name="ce10" table:formula="of:=1-SUM([.C59:.E59])" office:value-type="float" office:value="0.0499999999999997" calcext:value-type="float">
            <text:p>0.05</text:p>
          </table:table-cell>
          <table:table-cell table:style-name="ce16" table:formula="of:=IF(MOD(ROW(); 2)=MOD(COLUMN();2); [.$P59]*[.$P59] + [.$P59]*(1-[.$P59])*[.Q59]; [.$P59]*(1-[.$P59])*[.Q59])" office:value-type="float" office:value="0.925144666207398" calcext:value-type="float">
            <text:p>0.9251446662</text:p>
          </table:table-cell>
          <table:table-cell table:style-name="ce22" table:formula="of:=IF(MOD(ROW(); 2)=MOD(COLUMN();2); [.$P59]*[.$P59] + [.$P59]*(1-[.$P59])*[.R59]; [.$P59]*(1-[.$P59])*[.R59])" office:value-type="float" office:value="0.0248553337926019" calcext:value-type="float">
            <text:p>0.0248553338</text:p>
          </table:table-cell>
          <table:table-cell table:style-name="ce26"/>
          <table:table-cell table:style-name="ce30"/>
          <table:table-cell table:style-name="ce34"/>
          <table:table-cell table:style-name="ce38"/>
          <table:table-cell table:style-name="ce42"/>
          <table:table-cell table:style-name="ce46"/>
          <table:table-cell table:style-name="ce50"/>
          <table:table-cell table:style-name="ce54"/>
          <table:table-cell table:formula="of:=RAND()" office:value-type="float" office:value="0.221003357529463" calcext:value-type="float">
            <text:p>0.2210033575</text:p>
          </table:table-cell>
          <table:table-cell table:formula="of:=RAND()" office:value-type="float" office:value="0.242578635090943" calcext:value-type="float">
            <text:p>0.2425786351</text:p>
          </table:table-cell>
          <table:table-cell/>
          <table:table-cell table:formula="of:=[.P58]+0.05" office:value-type="float" office:value="0.95" calcext:value-type="float">
            <text:p>0.95</text:p>
          </table:table-cell>
          <table:table-cell table:formula="of:=[.M59]/SUM([.$M59:.$N59])" office:value-type="float" office:value="0.476729814892588" calcext:value-type="float">
            <text:p>0.4767298149</text:p>
          </table:table-cell>
          <table:table-cell table:formula="of:=[.N59]/SUM([.$M59:.$N59])" office:value-type="float" office:value="0.523270185107412" calcext:value-type="float">
            <text:p>0.5232701851</text:p>
          </table:table-cell>
        </table:table-row>
        <table:table-row table:style-name="ro1">
          <table:table-cell/>
          <table:table-cell table:style-name="ce10" table:formula="of:=1-SUM([.C60:.E60])" office:value-type="float" office:value="0.0499999999999997" calcext:value-type="float">
            <text:p>0.05</text:p>
          </table:table-cell>
          <table:table-cell table:style-name="ce16" table:formula="of:=IF(MOD(ROW(); 2)=MOD(COLUMN();2); [.$P60]*[.$P60] + [.$P60]*(1-[.$P60])*[.Q60]; [.$P60]*(1-[.$P60])*[.Q60])" office:value-type="float" office:value="0.0150081825728719" calcext:value-type="float">
            <text:p>0.0150081826</text:p>
          </table:table-cell>
          <table:table-cell table:style-name="ce22" table:formula="of:=IF(MOD(ROW(); 2)=MOD(COLUMN();2); [.$P60]*[.$P60] + [.$P60]*(1-[.$P60])*[.R60]; [.$P60]*(1-[.$P60])*[.R60])" office:value-type="float" office:value="0.934991817427128" calcext:value-type="float">
            <text:p>0.9349918174</text:p>
          </table:table-cell>
          <table:table-cell table:style-name="ce26"/>
          <table:table-cell table:style-name="ce30"/>
          <table:table-cell table:style-name="ce34"/>
          <table:table-cell table:style-name="ce38"/>
          <table:table-cell table:style-name="ce42"/>
          <table:table-cell table:style-name="ce46"/>
          <table:table-cell table:style-name="ce50"/>
          <table:table-cell table:style-name="ce54"/>
          <table:table-cell table:formula="of:=RAND()" office:value-type="float" office:value="0.265156844438572" calcext:value-type="float">
            <text:p>0.2651568444</text:p>
          </table:table-cell>
          <table:table-cell table:formula="of:=RAND()" office:value-type="float" office:value="0.574048705579065" calcext:value-type="float">
            <text:p>0.5740487056</text:p>
          </table:table-cell>
          <table:table-cell/>
          <table:table-cell table:formula="of:=[.P59]" office:value-type="float" office:value="0.95" calcext:value-type="float">
            <text:p>0.95</text:p>
          </table:table-cell>
          <table:table-cell table:formula="of:=[.M60]/SUM([.$M60:.$N60])" office:value-type="float" office:value="0.315961738376253" calcext:value-type="float">
            <text:p>0.3159617384</text:p>
          </table:table-cell>
          <table:table-cell table:formula="of:=[.N60]/SUM([.$M60:.$N60])" office:value-type="float" office:value="0.684038261623747" calcext:value-type="float">
            <text:p>0.6840382616</text:p>
          </table:table-cell>
        </table:table-row>
        <table:table-row table:style-name="ro1">
          <table:table-cell/>
          <table:table-cell table:style-name="ce10" table:formula="of:=1-SUM([.C61:.E61])" office:value-type="float" office:value="0" calcext:value-type="float">
            <text:p>0</text:p>
          </table:table-cell>
          <table:table-cell table:style-name="ce16" table:formula="of:=IF(MOD(ROW(); 2)=MOD(COLUMN();2); [.$P61]*[.$P61] + [.$P61]*(1-[.$P61])*[.Q61]; [.$P61]*(1-[.$P61])*[.Q61])" office:value-type="float" office:value="1" calcext:value-type="float">
            <text:p>1</text:p>
          </table:table-cell>
          <table:table-cell table:style-name="ce22" table:formula="of:=IF(MOD(ROW(); 2)=MOD(COLUMN();2); [.$P61]*[.$P61] + [.$P61]*(1-[.$P61])*[.R61]; [.$P61]*(1-[.$P61])*[.R61])" office:value-type="float" office:value="0" calcext:value-type="float">
            <text:p>0</text:p>
          </table:table-cell>
          <table:table-cell table:style-name="ce26"/>
          <table:table-cell table:style-name="ce30"/>
          <table:table-cell table:style-name="ce34"/>
          <table:table-cell table:style-name="ce38"/>
          <table:table-cell table:style-name="ce42"/>
          <table:table-cell table:style-name="ce46"/>
          <table:table-cell table:style-name="ce50"/>
          <table:table-cell table:style-name="ce54"/>
          <table:table-cell table:formula="of:=RAND()" office:value-type="float" office:value="0.344014736894909" calcext:value-type="float">
            <text:p>0.3440147369</text:p>
          </table:table-cell>
          <table:table-cell table:formula="of:=RAND()" office:value-type="float" office:value="0.539682129270748" calcext:value-type="float">
            <text:p>0.5396821293</text:p>
          </table:table-cell>
          <table:table-cell/>
          <table:table-cell table:formula="of:=[.P60]+0.05" office:value-type="float" office:value="1" calcext:value-type="float">
            <text:p>1</text:p>
          </table:table-cell>
          <table:table-cell table:formula="of:=[.M61]/SUM([.$M61:.$N61])" office:value-type="float" office:value="0.389290434385698" calcext:value-type="float">
            <text:p>0.3892904344</text:p>
          </table:table-cell>
          <table:table-cell table:formula="of:=[.N61]/SUM([.$M61:.$N61])" office:value-type="float" office:value="0.610709565614302" calcext:value-type="float">
            <text:p>0.6107095656</text:p>
          </table:table-cell>
        </table:table-row>
        <table:table-row table:style-name="ro1">
          <table:table-cell/>
          <table:table-cell table:style-name="ce10" table:formula="of:=1-SUM([.C62:.E62])" office:value-type="float" office:value="0" calcext:value-type="float">
            <text:p>0</text:p>
          </table:table-cell>
          <table:table-cell table:style-name="ce16" table:formula="of:=IF(MOD(ROW(); 2)=MOD(COLUMN();2); [.$P62]*[.$P62] + [.$P62]*(1-[.$P62])*[.Q62]; [.$P62]*(1-[.$P62])*[.Q62])" office:value-type="float" office:value="0" calcext:value-type="float">
            <text:p>0</text:p>
          </table:table-cell>
          <table:table-cell table:style-name="ce22" table:formula="of:=IF(MOD(ROW(); 2)=MOD(COLUMN();2); [.$P62]*[.$P62] + [.$P62]*(1-[.$P62])*[.R62]; [.$P62]*(1-[.$P62])*[.R62])" office:value-type="float" office:value="1" calcext:value-type="float">
            <text:p>1</text:p>
          </table:table-cell>
          <table:table-cell table:style-name="ce26"/>
          <table:table-cell table:style-name="ce30"/>
          <table:table-cell table:style-name="ce34"/>
          <table:table-cell table:style-name="ce38"/>
          <table:table-cell table:style-name="ce42"/>
          <table:table-cell table:style-name="ce46"/>
          <table:table-cell table:style-name="ce50"/>
          <table:table-cell table:style-name="ce54"/>
          <table:table-cell table:formula="of:=RAND()" office:value-type="float" office:value="0.936387684202784" calcext:value-type="float">
            <text:p>0.9363876842</text:p>
          </table:table-cell>
          <table:table-cell table:formula="of:=RAND()" office:value-type="float" office:value="0.30774463125448" calcext:value-type="float">
            <text:p>0.3077446313</text:p>
          </table:table-cell>
          <table:table-cell/>
          <table:table-cell table:formula="of:=[.P61]" office:value-type="float" office:value="1" calcext:value-type="float">
            <text:p>1</text:p>
          </table:table-cell>
          <table:table-cell table:formula="of:=[.M62]/SUM([.$M62:.$N62])" office:value-type="float" office:value="0.752643165496933" calcext:value-type="float">
            <text:p>0.7526431655</text:p>
          </table:table-cell>
          <table:table-cell table:formula="of:=[.N62]/SUM([.$M62:.$N62])" office:value-type="float" office:value="0.247356834503067" calcext:value-type="float">
            <text:p>0.2473568345</text:p>
          </table:table-cell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/>
          <table:table-cell table:formula="of:=1-[.C63]"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formula="of:=1-[.C64]" office:value-type="float" office:value="0.2" calcext:value-type="float">
            <text:p>0.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/>
          <table:table-cell table:formula="of:=1-[.C65]" office:value-type="float" office:value="0.3" calcext:value-type="float">
            <text:p>0.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table:formula="of:=1-[.C66]" office:value-type="float" office:value="0.4" calcext:value-type="float">
            <text:p>0.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table:formula="of:=1-[.C67]" office:value-type="float" office:value="0.5" calcext:value-type="float">
            <text:p>0.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/>
          <table:table-cell table:formula="of:=1-[.C68]" office:value-type="float" office:value="0.6" calcext:value-type="float">
            <text:p>0.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table:formula="of:=1-[.C69]" office:value-type="float" office:value="0.7" calcext:value-type="float">
            <text:p>0.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table:formula="of:=1-[.C70]" office:value-type="float" office:value="0.8" calcext:value-type="float">
            <text:p>0.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table:formula="of:=1-[.C71]" office:value-type="float" office:value="0.9" calcext:value-type="float">
            <text:p>0.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1-[.C72]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0.9" calcext:value-type="float">
            <text:p>0.9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0.8" calcext:value-type="float">
            <text:p>0.8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 table:number-rows-repeated="1048491">
          <table:table-cell table:number-columns-repeated="18"/>
        </table:table-row>
        <table:table-row table:style-name="ro1">
          <table:table-cell table:style-name="ce5"/>
          <table:table-cell table:style-name="Default" table:number-columns-repeated="11"/>
          <table:table-cell table:number-columns-repeated="6"/>
        </table:table-row>
        <table:table-row table:style-name="ro1">
          <table:table-cell table:style-name="ce5"/>
          <table:table-cell table:style-name="Default" table:number-columns-repeated="11"/>
          <table:table-cell table:number-columns-repeated="6"/>
        </table:table-row>
        <calcext:conditional-formats>
          <calcext:conditional-format calcext:target-range-address="cells.F63:cells.F1048574 cells.F2:cells.F42">
            <calcext:color-scale>
              <calcext:color-scale-entry calcext:value="0" calcext:type="number" calcext:color="#ffffff"/>
              <calcext:color-scale-entry calcext:value="1" calcext:type="number" calcext:color="#fdb462"/>
            </calcext:color-scale>
          </calcext:conditional-format>
          <calcext:conditional-format calcext:target-range-address="cells.G44:cells.G1048574 cells.G2:cells.G42">
            <calcext:color-scale>
              <calcext:color-scale-entry calcext:value="0" calcext:type="number" calcext:color="#ffffff"/>
              <calcext:color-scale-entry calcext:value="1" calcext:type="number" calcext:color="#b3de69"/>
            </calcext:color-scale>
          </calcext:conditional-format>
          <calcext:conditional-format calcext:target-range-address="cells.H44:cells.H1048574 cells.H2:cells.H42">
            <calcext:color-scale>
              <calcext:color-scale-entry calcext:value="0" calcext:type="number" calcext:color="#ffffff"/>
              <calcext:color-scale-entry calcext:value="1" calcext:type="number" calcext:color="#fccde5"/>
            </calcext:color-scale>
          </calcext:conditional-format>
          <calcext:conditional-format calcext:target-range-address="cells.I44:cells.I1048574 cells.I2:cells.I42">
            <calcext:color-scale>
              <calcext:color-scale-entry calcext:value="0" calcext:type="number" calcext:color="#ffffff"/>
              <calcext:color-scale-entry calcext:value="1" calcext:type="number" calcext:color="#d9d9d9"/>
            </calcext:color-scale>
          </calcext:conditional-format>
          <calcext:conditional-format calcext:target-range-address="cells.J44:cells.J1048574 cells.J2:cells.J42">
            <calcext:color-scale>
              <calcext:color-scale-entry calcext:value="0" calcext:type="number" calcext:color="#ffffff"/>
              <calcext:color-scale-entry calcext:value="1" calcext:type="number" calcext:color="#bc80bd"/>
            </calcext:color-scale>
          </calcext:conditional-format>
          <calcext:conditional-format calcext:target-range-address="cells.K44:cells.K1048574 cells.K2:cells.K42">
            <calcext:color-scale>
              <calcext:color-scale-entry calcext:value="0" calcext:type="number" calcext:color="#ffffff"/>
              <calcext:color-scale-entry calcext:value="1" calcext:type="number" calcext:color="#ccebc5"/>
            </calcext:color-scale>
          </calcext:conditional-format>
          <calcext:conditional-format calcext:target-range-address="cells.L44:cells.L1048574 cells.L2:cells.L42">
            <calcext:color-scale>
              <calcext:color-scale-entry calcext:value="0" calcext:type="number" calcext:color="#ffffff"/>
              <calcext:color-scale-entry calcext:value="1" calcext:type="number" calcext:color="#ffed6f"/>
            </calcext:color-scale>
          </calcext:conditional-format>
          <calcext:conditional-format calcext:target-range-address="cells.A1:cells.A1048574">
            <calcext:color-scale>
              <calcext:color-scale-entry calcext:value="0" calcext:type="number" calcext:color="#ffffff"/>
              <calcext:color-scale-entry calcext:value="1" calcext:type="number" calcext:color="#8dd3c7"/>
            </calcext:color-scale>
          </calcext:conditional-format>
          <calcext:conditional-format calcext:target-range-address="cells.B25:cells.B1048574 cells.B1:cells.B21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C45:cells.C1048574 cells.C1:cells.C21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D45:cells.D1048574 cells.D1:cells.D21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E63:cells.E1048574 cells.E1:cells.E42 cells.E44:cells.F62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  <calcext:conditional-format calcext:target-range-address="cells.I43:cells.I62">
            <calcext:color-scale>
              <calcext:color-scale-entry calcext:value="0" calcext:type="number" calcext:color="#ffffff"/>
              <calcext:color-scale-entry calcext:value="1" calcext:type="number" calcext:color="#d9d9d9"/>
            </calcext:color-scale>
          </calcext:conditional-format>
          <calcext:conditional-format calcext:target-range-address="cells.J43:cells.J62">
            <calcext:color-scale>
              <calcext:color-scale-entry calcext:value="0" calcext:type="number" calcext:color="#ffffff"/>
              <calcext:color-scale-entry calcext:value="1" calcext:type="number" calcext:color="#bc80bd"/>
            </calcext:color-scale>
          </calcext:conditional-format>
          <calcext:conditional-format calcext:target-range-address="cells.K43:cells.K62">
            <calcext:color-scale>
              <calcext:color-scale-entry calcext:value="0" calcext:type="number" calcext:color="#ffffff"/>
              <calcext:color-scale-entry calcext:value="1" calcext:type="number" calcext:color="#ccebc5"/>
            </calcext:color-scale>
          </calcext:conditional-format>
          <calcext:conditional-format calcext:target-range-address="cells.L43:cells.L62">
            <calcext:color-scale>
              <calcext:color-scale-entry calcext:value="0" calcext:type="number" calcext:color="#ffffff"/>
              <calcext:color-scale-entry calcext:value="1" calcext:type="number" calcext:color="#ffed6f"/>
            </calcext:color-scale>
          </calcext:conditional-format>
          <calcext:conditional-format calcext:target-range-address="cells.F43:cells.F62">
            <calcext:color-scale>
              <calcext:color-scale-entry calcext:value="0" calcext:type="number" calcext:color="#ffffff"/>
              <calcext:color-scale-entry calcext:value="1" calcext:type="number" calcext:color="#fdb462"/>
            </calcext:color-scale>
          </calcext:conditional-format>
          <calcext:conditional-format calcext:target-range-address="cells.G43:cells.G62">
            <calcext:color-scale>
              <calcext:color-scale-entry calcext:value="0" calcext:type="number" calcext:color="#ffffff"/>
              <calcext:color-scale-entry calcext:value="1" calcext:type="number" calcext:color="#b3de69"/>
            </calcext:color-scale>
          </calcext:conditional-format>
          <calcext:conditional-format calcext:target-range-address="cells.H43:cells.H62">
            <calcext:color-scale>
              <calcext:color-scale-entry calcext:value="0" calcext:type="number" calcext:color="#ffffff"/>
              <calcext:color-scale-entry calcext:value="1" calcext:type="number" calcext:color="#fccde5"/>
            </calcext:color-scale>
          </calcext:conditional-format>
          <calcext:conditional-format calcext:target-range-address="cells.C43:cells.C62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D43:cells.D62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E43:cells.E62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  <calcext:conditional-format calcext:target-range-address="cells.B23:cells.B62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C24:cells.C42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D24:cells.D42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B22:cells.B62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C22:cells.C42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D22:cells.D42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t3_5f_1" style:display-name="Set3_1" style:family="table-cell" style:parent-style-name="Set3">
      <style:table-cell-properties fo:background-color="#8dd3c7"/>
      <style:text-properties style:use-window-font-color="true"/>
    </style:style>
    <style:style style:name="Set3_5f_2" style:display-name="Set3_2" style:family="table-cell" style:parent-style-name="Set3">
      <style:table-cell-properties fo:background-color="#ffffb3"/>
      <style:text-properties style:use-window-font-color="true"/>
    </style:style>
    <style:style style:name="Set3_5f_3" style:display-name="Set3_3" style:family="table-cell" style:parent-style-name="Set3">
      <style:table-cell-properties fo:background-color="#bebada"/>
      <style:text-properties style:use-window-font-color="true"/>
    </style:style>
    <style:style style:name="Set3_5f_4" style:display-name="Set3_4" style:family="table-cell" style:parent-style-name="Set3">
      <style:table-cell-properties fo:background-color="#fb8072"/>
      <style:text-properties style:use-window-font-color="true"/>
    </style:style>
    <style:style style:name="Set3_5f_5" style:display-name="Set3_5" style:family="table-cell" style:parent-style-name="Set3">
      <style:table-cell-properties fo:background-color="#80b1d3"/>
      <style:text-properties style:use-window-font-color="true"/>
    </style:style>
    <style:style style:name="Set3_5f_6" style:display-name="Set3_6" style:family="table-cell" style:parent-style-name="Set3">
      <style:table-cell-properties fo:background-color="#fdb462"/>
      <style:text-properties style:use-window-font-color="true"/>
    </style:style>
    <style:style style:name="Set3_5f_7" style:display-name="Set3_7" style:family="table-cell" style:parent-style-name="Set3">
      <style:table-cell-properties fo:background-color="#b3de69"/>
      <style:text-properties style:use-window-font-color="true"/>
    </style:style>
    <style:style style:name="Set3_5f_8" style:display-name="Set3_8" style:family="table-cell" style:parent-style-name="Set3">
      <style:table-cell-properties fo:background-color="#fccde5"/>
      <style:text-properties style:use-window-font-color="true"/>
    </style:style>
    <style:style style:name="Set3_5f_9" style:display-name="Set3_9" style:family="table-cell" style:parent-style-name="Set3">
      <style:table-cell-properties fo:background-color="#d9d9d9"/>
      <style:text-properties style:use-window-font-color="true"/>
    </style:style>
    <style:style style:name="Set3_5f_10" style:display-name="Set3_10" style:family="table-cell" style:parent-style-name="Set3">
      <style:table-cell-properties fo:background-color="#bc80bd"/>
      <style:text-properties style:use-window-font-color="true"/>
    </style:style>
    <style:style style:name="Set3_5f_11" style:display-name="Set3_11" style:family="table-cell" style:parent-style-name="Set3">
      <style:table-cell-properties fo:background-color="#ccebc5"/>
      <style:text-properties style:use-window-font-color="true"/>
    </style:style>
    <style:style style:name="Set3_5f_12" style:display-name="Set3_12" style:family="table-cell" style:parent-style-name="Set3">
      <style:table-cell-properties fo:background-color="#ffed6f"/>
      <style:text-properties style:use-window-font-color="true"/>
    </style:style>
    <style:style style:name="Set3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 style:data-style-name="N2" text:time-value="16:04:46.4470581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recht Cannoodt</meta:initial-creator>
    <meta:creation-date>2017-04-03T10:15:12.918974974</meta:creation-date>
    <meta:generator>LibreOffice/5.0.3.2$Linux_X86_64 LibreOffice_project/00m0$Build-2</meta:generator>
    <dc:date>2017-04-04T16:05:54.051494176</dc:date>
    <dc:creator>Robrecht Cannoodt</dc:creator>
    <meta:editing-duration>PT3H40M10S</meta:editing-duration>
    <meta:editing-cycles>35</meta:editing-cycles>
    <meta:document-statistic meta:table-count="2" meta:cell-count="446" meta:object-count="0"/>
  </office:meta>
</office:document-meta>
</file>